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Standard"><text:span text:style-name="T1">######################## Filebeat Configuration ############################</text:span></text:p>
      <text:p text:style-name="Standard"><text:span text:style-name="T1"># This file is a full configuration example documenting all non-deprecated</text:span></text:p>
      <text:p text:style-name="Standard"><text:span text:style-name="T1"># options in comments. For a shorter configuration example, that contains only</text:span></text:p>
      <text:p text:style-name="Standard"><text:span text:style-name="T1"># the most common options, please see filebeat.yml in the same directory.</text:span></text:p>
      <text:p text:style-name="Standard"><text:span text:style-name="T1">#</text:span></text:p>
      <text:p text:style-name="Standard"><text:span text:style-name="T1"># You can find the full configuration reference here:</text:span></text:p>
      <text:p text:style-name="Standard"><text:span text:style-name="T1"># https://www.elastic.co/guide/en/beats/filebeat/index.html</text:span></text:p>
      <text:p text:style-name="Standard"><text:span text:style-name="T1">filebeat.config.modules:</text:span></text:p>
      <text:p text:style-name="Standard"><text:span text:style-name="T1"><text:s text:c="2"/>path: ${path.config}/modules.d/*.yml</text:span></text:p>
      <text:p text:style-name="P1"/>
      <text:p text:style-name="Standard"><text:span text:style-name="T1">#========================== <text:s/>Modules configuration =============================</text:span></text:p>
      <text:p text:style-name="Standard"><text:span text:style-name="T1">filebeat.modules:</text:span></text:p>
      <text:p text:style-name="P1"/>
      <text:p text:style-name="Standard"><text:span text:style-name="T1">#-------------------------------- System Module --------------------------------</text:span></text:p>
      <text:p text:style-name="Standard"><text:span text:style-name="T1">#- module: system</text:span></text:p>
      <text:p text:style-name="Standard"><text:span text:style-name="T1"><text:s text:c="2"/># Syslog</text:span></text:p>
      <text:p text:style-name="Standard"><text:span text:style-name="T1"><text:s text:c="2"/>#sys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Authorization logs</text:span></text:p>
      <text:p text:style-name="Standard"><text:span text:style-name="T1"><text:s text:c="2"/>#auth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 Apache Module --------------------------------</text:span></text:p>
      <text:p text:style-name="Standard"><text:span text:style-name="T1">#- module: apache</text:span></text:p>
      <text:p text:style-name="Standard"><text:span text:style-name="T1"><text:s text:c="2"/># Access logs</text:span></text:p>
      <text:p text:style-name="Standard"><text:span text:style-name="T1"><text:s text:c="2"/>#access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Error logs</text:span></text:p>
      <text:p text:style-name="Standard"><text:span text:style-name="T1"><text:s text:c="2"/>#error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Standard"><text:span text:style-name="T1">#-------------------------------- Auditd Module --------------------------------</text:span></text:p>
      <text:p text:style-name="Standard"><text:span text:style-name="T1">#- module: auditd</text:span></text:p>
      <text:p text:style-name="Standard"><text:span text:style-name="T1"><text:s text:c="2"/>#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oft-page-break/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 Elasticsearch Module ----------------------------</text:span></text:p>
      <text:p text:style-name="Standard"><text:span text:style-name="T1">- module: elasticsearch</text:span></text:p>
      <text:p text:style-name="Standard"><text:span text:style-name="T1"><text:s text:c="2"/># Server log</text:span></text:p>
      <text:p text:style-name="Standard"><text:span text:style-name="T1"><text:s text:c="2"/>server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2"/>gc:</text:span></text:p>
      <text:p text:style-name="Standard"><text:span text:style-name="T1"><text:s text:c="4"/>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2"/>audit:</text:span></text:p>
      <text:p text:style-name="Standard"><text:span text:style-name="T1"><text:s text:c="4"/>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2"/>slowlog:</text:span></text:p>
      <text:p text:style-name="Standard"><text:span text:style-name="T1"><text:s text:c="4"/>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2"/>deprecation:</text:span></text:p>
      <text:p text:style-name="Standard"><text:span text:style-name="T1"><text:s text:c="4"/>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 Haproxy Module -------------------------------</text:span></text:p>
      <text:p text:style-name="Standard"><text:span text:style-name="T1">- module: haproxy</text:span></text:p>
      <text:p text:style-name="Standard"><text:span text:style-name="T1"><text:s text:c="2"/># All logs</text:span></text:p>
      <text:p text:style-name="Standard"><text:span text:style-name="T1"><text:s text:c="2"/>log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which input to use between syslog (default) or file.</text:span></text:p>
      <text:p text:style-name="Standard"><text:span text:style-name="T1"><text:s text:c="4"/>#var.input: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- Icinga Module --------------------------------</text:span></text:p>
      <text:p text:style-name="Standard"><text:span text:style-name="T1">#- module: icinga</text:span></text:p>
      <text:p text:style-name="Standard"><text:span text:style-name="T1"><text:s text:c="2"/># Main logs</text:span></text:p>
      <text:p text:style-name="Standard"><text:span text:style-name="T1"><text:s text:c="2"/>#main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Debug logs</text:span></text:p>
      <text:p text:style-name="Standard"><text:span text:style-name="T1"><text:s text:c="2"/>#debu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><text:soft-page-break/></text:p>
      <text:p text:style-name="Standard"><text:span text:style-name="T1"><text:s text:c="2"/># Startup logs</text:span></text:p>
      <text:p text:style-name="Standard"><text:span text:style-name="T1"><text:s text:c="2"/>#startup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- IIS Module ---------------------------------</text:span></text:p>
      <text:p text:style-name="Standard"><text:span text:style-name="T1">#- module: iis</text:span></text:p>
      <text:p text:style-name="Standard"><text:span text:style-name="T1"><text:s text:c="2"/># Access logs</text:span></text:p>
      <text:p text:style-name="Standard"><text:span text:style-name="T1"><text:s text:c="2"/>#access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Error logs</text:span></text:p>
      <text:p text:style-name="Standard"><text:span text:style-name="T1"><text:s text:c="2"/>#error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 Kafka Module --------------------------------</text:span></text:p>
      <text:p text:style-name="Standard"><text:span text:style-name="T1">- module: kafka</text:span></text:p>
      <text:p text:style-name="Standard"><text:span text:style-name="T1"><text:s text:c="2"/># All logs</text:span></text:p>
      <text:p text:style-name="Standard"><text:span text:style-name="T1"><text:s text:c="2"/>log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custom paths for Kafka. If left empty,</text:span></text:p>
      <text:p text:style-name="Standard"><text:span text:style-name="T1"><text:s text:c="4"/># Filebeat will look under /opt.</text:span></text:p>
      <text:p text:style-name="Standard"><text:span text:style-name="T1"><text:s text:c="4"/>#var.kafka_home: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- Kibana Module --------------------------------</text:span></text:p>
      <text:p text:style-name="Standard"><text:span text:style-name="T1">- module: kibana</text:span></text:p>
      <text:p text:style-name="Standard"><text:span text:style-name="T1"><text:s text:c="2"/># All logs</text:span></text:p>
      <text:p text:style-name="Standard"><text:span text:style-name="T1"><text:s text:c="2"/>log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 Logstash Module -------------------------------</text:span></text:p>
      <text:p text:style-name="Standard"><text:span text:style-name="T1">#- module: logstash</text:span></text:p>
      <text:p text:style-name="Standard"><text:span text:style-name="T1"><text:s text:c="2"/># logs</text:span></text:p>
      <text:p text:style-name="Standard"><text:span text:style-name="T1"><text:s text:c="2"/>#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 var.paths:</text:span></text:p>
      <text:p text:style-name="P1"/>
      <text:p text:style-name="Standard"><text:span text:style-name="T1"><text:s text:c="2"/># Slow logs</text:span></text:p>
      <text:p text:style-name="Standard"><text:span text:style-name="T1"><text:s text:c="2"/>#slowlog:</text:span></text:p>
      <text:p text:style-name="Standard"><text:soft-page-break/><text:span text:style-name="T1"><text:s text:c="4"/>#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 Mongodb Module -------------------------------</text:span></text:p>
      <text:p text:style-name="Standard"><text:span text:style-name="T1">#- module: mongodb</text:span></text:p>
      <text:p text:style-name="Standard"><text:span text:style-name="T1"><text:s text:c="2"/># Logs</text:span></text:p>
      <text:p text:style-name="Standard"><text:span text:style-name="T1"><text:s text:c="2"/>#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 MySQL Module --------------------------------</text:span></text:p>
      <text:p text:style-name="Standard"><text:span text:style-name="T1">#- module: mysql</text:span></text:p>
      <text:p text:style-name="Standard"><text:span text:style-name="T1"><text:s text:c="2"/># Error logs</text:span></text:p>
      <text:p text:style-name="Standard"><text:span text:style-name="T1"><text:s text:c="2"/>#error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Slow logs</text:span></text:p>
      <text:p text:style-name="Standard"><text:span text:style-name="T1"><text:s text:c="2"/>#slow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- Nats Module ---------------------------------</text:span></text:p>
      <text:p text:style-name="Standard"><text:span text:style-name="T1">- module: nats</text:span></text:p>
      <text:p text:style-name="Standard"><text:span text:style-name="T1"><text:s text:c="2"/># All logs</text:span></text:p>
      <text:p text:style-name="Standard"><text:span text:style-name="T1"><text:s text:c="2"/>log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- Nginx Module --------------------------------</text:span></text:p>
      <text:p text:style-name="Standard"><text:span text:style-name="T1">#- module: nginx</text:span></text:p>
      <text:p text:style-name="Standard"><text:span text:style-name="T1"><text:s text:c="2"/># Access logs</text:span></text:p>
      <text:p text:style-name="Standard"><text:span text:style-name="T1"><text:s text:c="2"/>#access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<text:s text:c="2"/># Error logs</text:span></text:p>
      <text:p text:style-name="Standard"><text:span text:style-name="T1"><text:s text:c="2"/>#error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oft-page-break/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 Osquery Module -------------------------------</text:span></text:p>
      <text:p text:style-name="Standard"><text:span text:style-name="T1">- module: osquery</text:span></text:p>
      <text:p text:style-name="Standard"><text:span text:style-name="T1"><text:s text:c="2"/>result:</text:span></text:p>
      <text:p text:style-name="Standard"><text:span text:style-name="T1"><text:s text:c="4"/>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f true, all fields created by this module are prefixed with</text:span></text:p>
      <text:p text:style-name="Standard"><text:span text:style-name="T1"><text:s text:c="4"/># `osquery.result`. Set to false to copy the fields in the root</text:span></text:p>
      <text:p text:style-name="Standard"><text:span text:style-name="T1"><text:s text:c="4"/># of the document. The default is true.</text:span></text:p>
      <text:p text:style-name="Standard"><text:span text:style-name="T1"><text:s text:c="4"/>#var.use_namespace: true</text:span></text:p>
      <text:p text:style-name="P1"/>
      <text:p text:style-name="Standard"><text:span text:style-name="T1">#------------------------------ PostgreSQL Module ------------------------------</text:span></text:p>
      <text:p text:style-name="Standard"><text:span text:style-name="T1">#- module: postgresql</text:span></text:p>
      <text:p text:style-name="Standard"><text:span text:style-name="T1"><text:s text:c="2"/># Logs</text:span></text:p>
      <text:p text:style-name="Standard"><text:span text:style-name="T1"><text:s text:c="2"/>#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/>
      <text:p text:style-name="Standard"><text:span text:style-name="T1">#-------------------------------- Redis Module --------------------------------</text:span></text:p>
      <text:p text:style-name="Standard"><text:span text:style-name="T1">#- module: redis</text:span></text:p>
      <text:p text:style-name="Standard"><text:span text:style-name="T1"><text:s text:c="2"/># Main logs</text:span></text:p>
      <text:p text:style-name="Standard"><text:span text:style-name="T1"><text:s text:c="2"/>#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 ["/var/log/redis/redis-server.log*"]</text:span></text:p>
      <text:p text:style-name="P1"/>
      <text:p text:style-name="Standard"><text:span text:style-name="T1"><text:s text:c="2"/># Slow logs, retrieved via the Redis API (SLOWLOG)</text:span></text:p>
      <text:p text:style-name="Standard"><text:span text:style-name="T1"><text:s text:c="2"/>#slowlog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The Redis hosts to connect to.</text:span></text:p>
      <text:p text:style-name="Standard"><text:span text:style-name="T1"><text:s text:c="4"/>#var.hosts: ["localhost:6379"]</text:span></text:p>
      <text:p text:style-name="P1"/>
      <text:p text:style-name="Standard"><text:span text:style-name="T1"><text:s text:c="4"/># Optional, the password to use when connecting to Redis.</text:span></text:p>
      <text:p text:style-name="Standard"><text:span text:style-name="T1"><text:s text:c="4"/>#var.password:</text:span></text:p>
      <text:p text:style-name="P1"/>
      <text:p text:style-name="Standard"><text:span text:style-name="T1">#----------------------------- Google Santa Module -----------------------------</text:span></text:p>
      <text:p text:style-name="Standard"><text:span text:style-name="T1">- module: santa</text:span></text:p>
      <text:p text:style-name="Standard"><text:span text:style-name="T1"><text:s text:c="2"/>log:</text:span></text:p>
      <text:p text:style-name="Standard"><text:span text:style-name="T1"><text:s text:c="4"/>enabled: true</text:span></text:p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the default path.</text:span></text:p>
      <text:p text:style-name="Standard"><text:span text:style-name="T1"><text:s text:c="4"/>#var.paths:</text:span></text:p>
      <text:p text:style-name="P1"/>
      <text:p text:style-name="Standard"><text:span text:style-name="T1">#------------------------------- Traefik Module -------------------------------</text:span></text:p>
      <text:p text:style-name="Standard"><text:span text:style-name="T1">#- module: traefik</text:span></text:p>
      <text:p text:style-name="Standard"><text:span text:style-name="T1"><text:s text:c="2"/># Access logs</text:span></text:p>
      <text:p text:style-name="Standard"><text:span text:style-name="T1"><text:s text:c="2"/>#access:</text:span></text:p>
      <text:p text:style-name="Standard"><text:span text:style-name="T1"><text:s text:c="4"/>#enabled: true</text:span></text:p>
      <text:p text:style-name="P1"/>
      <text:p text:style-name="Standard"><text:span text:style-name="T1"><text:s text:c="4"/># Set custom paths for the log files. If left empty,</text:span></text:p>
      <text:p text:style-name="Standard"><text:span text:style-name="T1"><text:s text:c="4"/># Filebeat will choose the paths depending on your OS.</text:span></text:p>
      <text:p text:style-name="Standard"><text:span text:style-name="T1"><text:s text:c="4"/>#var.paths:</text:span></text:p>
      <text:p text:style-name="P1"/>
      <text:p text:style-name="Standard"><text:span text:style-name="T1"><text:s text:c="4"/># Input configuration (advanced). Any input configuration option</text:span></text:p>
      <text:p text:style-name="Standard"><text:span text:style-name="T1"><text:s text:c="4"/># can be added under this section.</text:span></text:p>
      <text:p text:style-name="Standard"><text:span text:style-name="T1"><text:s text:c="4"/>#input:</text:span></text:p>
      <text:p text:style-name="P1"><text:soft-page-break/></text:p>
      <text:p text:style-name="P1"/>
      <text:p text:style-name="Standard"><text:span text:style-name="T1">#=========================== Filebeat inputs =============================</text:span></text:p>
      <text:p text:style-name="P1"/>
      <text:p text:style-name="Standard"><text:span text:style-name="T1"># List of inputs to fetch data.</text:span></text:p>
      <text:p text:style-name="Standard"><text:span text:style-name="T1">filebeat.inputs:</text:span></text:p>
      <text:p text:style-name="Standard"><text:span text:style-name="T1"># Each - is an input. Most options can be set at the input level, so</text:span></text:p>
      <text:p text:style-name="Standard"><text:span text:style-name="T1"># you can use different inputs for various configurations.</text:span></text:p>
      <text:p text:style-name="Standard"><text:span text:style-name="T1"># Below are the input specific configurations.</text:span></text:p>
      <text:p text:style-name="P1"/>
      <text:p text:style-name="Standard"><text:span text:style-name="T1"># Type of the files. Based on this the way the file is read is decided.</text:span></text:p>
      <text:p text:style-name="Standard"><text:span text:style-name="T1"># The different types cannot be mixed in one input</text:span></text:p>
      <text:p text:style-name="Standard"><text:span text:style-name="T1">#</text:span></text:p>
      <text:p text:style-name="Standard"><text:span text:style-name="T1"># Possible options are:</text:span></text:p>
      <text:p text:style-name="Standard"><text:span text:style-name="T1"># * log: Reads every line of the log file (default)</text:span></text:p>
      <text:p text:style-name="Standard"><text:span text:style-name="T1"># * stdin: Reads the standard in</text:span></text:p>
      <text:p text:style-name="P1"/>
      <text:p text:style-name="Standard"><text:span text:style-name="T1">#------------------------------ Log input --------------------------------</text:span></text:p>
      <text:p text:style-name="Standard"><text:span text:style-name="T1">- type: log</text:span></text:p>
      <text:p text:style-name="P1"/>
      <text:p text:style-name="Standard"><text:span text:style-name="T1"><text:s text:c="2"/># Change to true to enable this input configuration.</text:span></text:p>
      <text:p text:style-name="Standard"><text:span text:style-name="T1"><text:s text:c="2"/>enabled: false</text:span></text:p>
      <text:p text:style-name="P1"/>
      <text:p text:style-name="Standard"><text:span text:style-name="T1"><text:s text:c="2"/># Paths that should be crawled and fetched. Glob based paths.</text:span></text:p>
      <text:p text:style-name="Standard"><text:span text:style-name="T1"><text:s text:c="2"/># To fetch all ".log" files from a specific level of subdirectories</text:span></text:p>
      <text:p text:style-name="Standard"><text:span text:style-name="T1"><text:s text:c="2"/># /var/log/*/*.log can be used.</text:span></text:p>
      <text:p text:style-name="Standard"><text:span text:style-name="T1"><text:s text:c="2"/># For each file found under this path, a harvester is started.</text:span></text:p>
      <text:p text:style-name="Standard"><text:span text:style-name="T1"><text:s text:c="2"/># Make sure not file is defined twice as this can lead to unexpected behaviour.</text:span></text:p>
      <text:p text:style-name="Standard"><text:span text:style-name="T1"><text:s text:c="2"/>paths:</text:span></text:p>
      <text:p text:style-name="Standard"><text:span text:style-name="T1"><text:s text:c="4"/>- /var/log/*.log</text:span></text:p>
      <text:p text:style-name="Standard"><text:span text:style-name="T1"><text:s text:c="4"/>#- c:\programdata\elasticsearch\logs\*</text:span></text:p>
      <text:p text:style-name="P1"/>
      <text:p text:style-name="Standard"><text:span text:style-name="T1"><text:s text:c="2"/># Configure the file encoding for reading files with international characters</text:span></text:p>
      <text:p text:style-name="Standard"><text:span text:style-name="T1"><text:s text:c="2"/># following the W3C recommendation for HTML5 (http://www.w3.org/TR/encoding).</text:span></text:p>
      <text:p text:style-name="Standard"><text:span text:style-name="T1"><text:s text:c="2"/># Some sample encodings:</text:span></text:p>
      <text:p text:style-name="Standard"><text:span text:style-name="T1"><text:s text:c="2"/># <text:s text:c="2"/>plain, utf-8, utf-16be-bom, utf-16be, utf-16le, big5, gb18030, gbk,</text:span></text:p>
      <text:p text:style-name="Standard"><text:span text:style-name="T1"><text:s text:c="2"/># <text:s text:c="3"/>hz-gb-2312, euc-kr, euc-jp, iso-2022-jp, shift-jis, ...</text:span></text:p>
      <text:p text:style-name="Standard"><text:span text:style-name="T1"><text:s text:c="2"/>#encoding: plain</text:span></text:p>
      <text:p text:style-name="P1"/>
      <text:p text:style-name="P1"/>
      <text:p text:style-name="Standard"><text:span text:style-name="T1"><text:s text:c="2"/># Exclude lines. A list of regular expressions to match. It drops the lines that are</text:span></text:p>
      <text:p text:style-name="Standard"><text:span text:style-name="T1"><text:s text:c="2"/># matching any regular expression from the list. The include_lines is called before</text:span></text:p>
      <text:p text:style-name="Standard"><text:span text:style-name="T1"><text:s text:c="2"/># exclude_lines. By default, no lines are dropped.</text:span></text:p>
      <text:p text:style-name="Standard"><text:span text:style-name="T1"><text:s text:c="2"/>#exclude_lines: ['^DBG']</text:span></text:p>
      <text:p text:style-name="P1"/>
      <text:p text:style-name="Standard"><text:span text:style-name="T1"><text:s text:c="2"/># Include lines. A list of regular expressions to match. It exports the lines that are</text:span></text:p>
      <text:p text:style-name="Standard"><text:span text:style-name="T1"><text:s text:c="2"/># matching any regular expression from the list. The include_lines is called before</text:span></text:p>
      <text:p text:style-name="Standard"><text:span text:style-name="T1"><text:s text:c="2"/># exclude_lines. By default, all the lines are exported.</text:span></text:p>
      <text:p text:style-name="Standard"><text:span text:style-name="T1"><text:s text:c="2"/>#include_lines: ['^ERR', '^WARN']</text:span></text:p>
      <text:p text:style-name="P1"/>
      <text:p text:style-name="Standard"><text:span text:style-name="T1"><text:s text:c="2"/># Exclude files. A list of regular expressions to match. Filebeat drops the files that</text:span></text:p>
      <text:p text:style-name="Standard"><text:span text:style-name="T1"><text:s text:c="2"/># are matching any regular expression from the list. By default, no files are dropped.</text:span></text:p>
      <text:p text:style-name="Standard"><text:span text:style-name="T1"><text:s text:c="2"/>#exclude_files: ['.gz$']</text:span></text:p>
      <text:p text:style-name="P1"/>
      <text:p text:style-name="Standard"><text:span text:style-name="T1"><text:s text:c="2"/># Optional additional fields. These fields can be freely picked</text:span></text:p>
      <text:p text:style-name="Standard"><text:span text:style-name="T1"><text:s text:c="2"/># to add additional information to the crawled log files for filtering</text:span></text:p>
      <text:p text:style-name="Standard"><text:span text:style-name="T1"><text:s text:c="2"/>#fields:</text:span></text:p>
      <text:p text:style-name="Standard"><text:span text:style-name="T1"><text:s text:c="2"/># <text:s/>level: debug</text:span></text:p>
      <text:p text:style-name="Standard"><text:span text:style-name="T1"><text:s text:c="2"/># <text:s/>review: 1</text:span></text:p>
      <text:p text:style-name="P1"/>
      <text:p text:style-name="Standard"><text:span text:style-name="T1"><text:s text:c="2"/># Set to true to store the additional fields as top level fields instead</text:span></text:p>
      <text:p text:style-name="Standard"><text:span text:style-name="T1"><text:s text:c="2"/># of under the "fields" sub-dictionary. In case of name conflicts with the</text:span></text:p>
      <text:p text:style-name="Standard"><text:span text:style-name="T1"><text:s text:c="2"/># fields added by Filebeat itself, the custom fields overwrite the default</text:span></text:p>
      <text:p text:style-name="Standard"><text:span text:style-name="T1"><text:s text:c="2"/># fields.</text:span></text:p>
      <text:p text:style-name="Standard"><text:span text:style-name="T1"><text:s text:c="2"/>#fields_under_root: false</text:span></text:p>
      <text:p text:style-name="P1"/>
      <text:p text:style-name="Standard"><text:span text:style-name="T1"><text:s text:c="2"/># Set to true to publish fields with null values in events.</text:span></text:p>
      <text:p text:style-name="Standard"><text:span text:style-name="T1"><text:s text:c="2"/>#keep_null: false</text:span></text:p>
      <text:p text:style-name="P1"/>
      <text:p text:style-name="Standard"><text:span text:style-name="T1"><text:s text:c="2"/># Ignore files which were modified more then the defined timespan in the past.</text:span></text:p>
      <text:p text:style-name="Standard"><text:span text:style-name="T1"><text:s text:c="2"/># ignore_older is disabled by default, so no files are ignored by setting it to 0.</text:span></text:p>
      <text:p text:style-name="Standard"><text:span text:style-name="T1"><text:s text:c="2"/># Time strings like 2h (2 hours), 5m (5 minutes) can be used.</text:span></text:p>
      <text:p text:style-name="Standard"><text:span text:style-name="T1"><text:s text:c="2"/>#ignore_older: 0</text:span></text:p>
      <text:p text:style-name="P1"/>
      <text:p text:style-name="Standard"><text:span text:style-name="T1"><text:s text:c="2"/># How often the input checks for new files in the paths that are specified</text:span></text:p>
      <text:p text:style-name="Standard"><text:soft-page-break/><text:span text:style-name="T1"><text:s text:c="2"/># for harvesting. Specify 1s to scan the directory as frequently as possible</text:span></text:p>
      <text:p text:style-name="Standard"><text:span text:style-name="T1"><text:s text:c="2"/># without causing Filebeat to scan too frequently. Default: 10s.</text:span></text:p>
      <text:p text:style-name="Standard"><text:span text:style-name="T1"><text:s text:c="2"/>#scan_frequency: 10s</text:span></text:p>
      <text:p text:style-name="P1"/>
      <text:p text:style-name="Standard"><text:span text:style-name="T1"><text:s text:c="2"/># Defines the buffer size every harvester uses when fetching the file</text:span></text:p>
      <text:p text:style-name="Standard"><text:span text:style-name="T1"><text:s text:c="2"/>#harvester_buffer_size: 16384</text:span></text:p>
      <text:p text:style-name="P1"/>
      <text:p text:style-name="Standard"><text:span text:style-name="T1"><text:s text:c="2"/># Maximum number of bytes a single log event can have</text:span></text:p>
      <text:p text:style-name="Standard"><text:span text:style-name="T1"><text:s text:c="2"/># All bytes after max_bytes are discarded and not sent. The default is 10MB.</text:span></text:p>
      <text:p text:style-name="Standard"><text:span text:style-name="T1"><text:s text:c="2"/># This is especially useful for multiline log messages which can get large.</text:span></text:p>
      <text:p text:style-name="Standard"><text:span text:style-name="T1"><text:s text:c="2"/>#max_bytes: 10485760</text:span></text:p>
      <text:p text:style-name="P1"/>
      <text:p text:style-name="Standard"><text:span text:style-name="T1"><text:s text:c="2"/># Characters which separate the lines. Valid values: auto, line_feed, vertical_tab, form_feed,</text:span></text:p>
      <text:p text:style-name="Standard"><text:span text:style-name="T1"><text:s text:c="2"/># carriage_return, carriage_return_line_feed, next_line, line_separator, paragraph_separator.</text:span></text:p>
      <text:p text:style-name="Standard"><text:span text:style-name="T1"><text:s text:c="2"/>#line_terminator: auto</text:span></text:p>
      <text:p text:style-name="P1"/>
      <text:p text:style-name="Standard"><text:span text:style-name="T1"><text:s text:c="2"/>### Recursive glob configuration</text:span></text:p>
      <text:p text:style-name="P1"/>
      <text:p text:style-name="Standard"><text:span text:style-name="T1"><text:s text:c="2"/># Expand "**" patterns into regular glob patterns.</text:span></text:p>
      <text:p text:style-name="Standard"><text:span text:style-name="T1"><text:s text:c="2"/>#recursive_glob.enabled: true</text:span></text:p>
      <text:p text:style-name="P1"/>
      <text:p text:style-name="Standard"><text:span text:style-name="T1"><text:s text:c="2"/>### JSON configuration</text:span></text:p>
      <text:p text:style-name="P1"/>
      <text:p text:style-name="Standard"><text:span text:style-name="T1"><text:s text:c="2"/># Decode JSON options. Enable this if your logs are structured in JSON.</text:span></text:p>
      <text:p text:style-name="Standard"><text:span text:style-name="T1"><text:s text:c="2"/># JSON key on which to apply the line filtering and multiline settings. This key</text:span></text:p>
      <text:p text:style-name="Standard"><text:span text:style-name="T1"><text:s text:c="2"/># must be top level and its value must be string, otherwise it is ignored. If</text:span></text:p>
      <text:p text:style-name="Standard"><text:span text:style-name="T1"><text:s text:c="2"/># no text key is defined, the line filtering and multiline features cannot be used.</text:span></text:p>
      <text:p text:style-name="Standard"><text:span text:style-name="T1"><text:s text:c="2"/>#json.message_key:</text:span></text:p>
      <text:p text:style-name="P1"/>
      <text:p text:style-name="Standard"><text:span text:style-name="T1"><text:s text:c="2"/># By default, the decoded JSON is placed under a "json" key in the output document.</text:span></text:p>
      <text:p text:style-name="Standard"><text:span text:style-name="T1"><text:s text:c="2"/># If you enable this setting, the keys are copied top level in the output document.</text:span></text:p>
      <text:p text:style-name="Standard"><text:span text:style-name="T1"><text:s text:c="2"/>#json.keys_under_root: false</text:span></text:p>
      <text:p text:style-name="P1"/>
      <text:p text:style-name="Standard"><text:span text:style-name="T1"><text:s text:c="2"/># If keys_under_root and this setting are enabled, then the values from the decoded</text:span></text:p>
      <text:p text:style-name="Standard"><text:span text:style-name="T1"><text:s text:c="2"/># JSON object overwrite the fields that Filebeat normally adds (type, source, offset, etc.)</text:span></text:p>
      <text:p text:style-name="Standard"><text:span text:style-name="T1"><text:s text:c="2"/># in case of conflicts.</text:span></text:p>
      <text:p text:style-name="Standard"><text:span text:style-name="T1"><text:s text:c="2"/>#json.overwrite_keys: false</text:span></text:p>
      <text:p text:style-name="P1"/>
      <text:p text:style-name="Standard"><text:span text:style-name="T1"><text:s text:c="2"/># If this setting is enabled, Filebeat adds a "error.message" and "error.key: json" key in case of JSON</text:span></text:p>
      <text:p text:style-name="Standard"><text:span text:style-name="T1"><text:s text:c="2"/># unmarshaling errors or when a text key is defined in the configuration but cannot</text:span></text:p>
      <text:p text:style-name="Standard"><text:span text:style-name="T1"><text:s text:c="2"/># be used.</text:span></text:p>
      <text:p text:style-name="Standard"><text:span text:style-name="T1"><text:s text:c="2"/>#json.add_error_key: false</text:span></text:p>
      <text:p text:style-name="P1"/>
      <text:p text:style-name="Standard"><text:span text:style-name="T1"><text:s text:c="2"/>### Multiline options</text:span></text:p>
      <text:p text:style-name="P1"/>
      <text:p text:style-name="Standard"><text:span text:style-name="T1"><text:s text:c="2"/># Multiline can be used for log messages spanning multiple lines. This is common</text:span></text:p>
      <text:p text:style-name="Standard"><text:span text:style-name="T1"><text:s text:c="2"/># for Java Stack Traces or C-Line Continuation</text:span></text:p>
      <text:p text:style-name="P1"/>
      <text:p text:style-name="Standard"><text:span text:style-name="T1"><text:s text:c="2"/># The regexp Pattern that has to be matched. The example pattern matches all lines starting with [</text:span></text:p>
      <text:p text:style-name="Standard"><text:span text:style-name="T1"><text:s text:c="2"/>#multiline.pattern: ^\[</text:span></text:p>
      <text:p text:style-name="P1"/>
      <text:p text:style-name="Standard"><text:span text:style-name="T1"><text:s text:c="2"/># Defines if the pattern set under pattern should be negated or not. Default is false.</text:span></text:p>
      <text:p text:style-name="Standard"><text:span text:style-name="T1"><text:s text:c="2"/>#multiline.negate: false</text:span></text:p>
      <text:p text:style-name="P1"/>
      <text:p text:style-name="Standard"><text:span text:style-name="T1"><text:s text:c="2"/># Match can be set to "after" or "before". It is used to define if lines should be append to a pattern</text:span></text:p>
      <text:p text:style-name="Standard"><text:span text:style-name="T1"><text:s text:c="2"/># that was (not) matched before or after or as long as a pattern is not matched based on negate.</text:span></text:p>
      <text:p text:style-name="Standard"><text:span text:style-name="T1"><text:s text:c="2"/># Note: After is the equivalent to previous and before is the equivalent to to next in Logstash</text:span></text:p>
      <text:p text:style-name="Standard"><text:span text:style-name="T1"><text:s text:c="2"/>#multiline.match: after</text:span></text:p>
      <text:p text:style-name="P1"/>
      <text:p text:style-name="Standard"><text:span text:style-name="T1"><text:s text:c="2"/># The maximum number of lines that are combined to one event.</text:span></text:p>
      <text:p text:style-name="Standard"><text:span text:style-name="T1"><text:s text:c="2"/># In case there are more the max_lines the additional lines are discarded.</text:span></text:p>
      <text:p text:style-name="Standard"><text:span text:style-name="T1"><text:s text:c="2"/># Default is 500</text:span></text:p>
      <text:p text:style-name="Standard"><text:span text:style-name="T1"><text:s text:c="2"/>#multiline.max_lines: 500</text:span></text:p>
      <text:p text:style-name="P1"/>
      <text:p text:style-name="Standard"><text:span text:style-name="T1"><text:s text:c="2"/># After the defined timeout, an multiline event is sent even if no new pattern was found to start a new event</text:span></text:p>
      <text:p text:style-name="Standard"><text:span text:style-name="T1"><text:s text:c="2"/># Default is 5s.</text:span></text:p>
      <text:p text:style-name="Standard"><text:soft-page-break/><text:span text:style-name="T1"><text:s text:c="2"/>#multiline.timeout: 5s</text:span></text:p>
      <text:p text:style-name="P1"/>
      <text:p text:style-name="Standard"><text:span text:style-name="T1"><text:s text:c="2"/># Setting tail_files to true means filebeat starts reading new files at the end</text:span></text:p>
      <text:p text:style-name="Standard"><text:span text:style-name="T1"><text:s text:c="2"/># instead of the beginning. If this is used in combination with log rotation</text:span></text:p>
      <text:p text:style-name="Standard"><text:span text:style-name="T1"><text:s text:c="2"/># this can mean that the first entries of a new file are skipped.</text:span></text:p>
      <text:p text:style-name="Standard"><text:span text:style-name="T1"><text:s text:c="2"/>#tail_files: false</text:span></text:p>
      <text:p text:style-name="P1"/>
      <text:p text:style-name="Standard"><text:span text:style-name="T1"><text:s text:c="2"/># The Ingest Node pipeline ID associated with this input. If this is set, it</text:span></text:p>
      <text:p text:style-name="Standard"><text:span text:style-name="T1"><text:s text:c="2"/># overwrites the pipeline option from the Elasticsearch output.</text:span></text:p>
      <text:p text:style-name="Standard"><text:span text:style-name="T1"><text:s text:c="2"/>#pipeline:</text:span></text:p>
      <text:p text:style-name="P1"/>
      <text:p text:style-name="Standard"><text:span text:style-name="T1"><text:s text:c="2"/># If symlinks is enabled, symlinks are opened and harvested. The harvester is opening the</text:span></text:p>
      <text:p text:style-name="Standard"><text:span text:style-name="T1"><text:s text:c="2"/># original for harvesting but will report the symlink name as source.</text:span></text:p>
      <text:p text:style-name="Standard"><text:span text:style-name="T1"><text:s text:c="2"/>#symlinks: false</text:span></text:p>
      <text:p text:style-name="P1"/>
      <text:p text:style-name="Standard"><text:span text:style-name="T1"><text:s text:c="2"/># Backoff values define how aggressively filebeat crawls new files for updates</text:span></text:p>
      <text:p text:style-name="Standard"><text:span text:style-name="T1"><text:s text:c="2"/># The default values can be used in most cases. Backoff defines how long it is waited</text:span></text:p>
      <text:p text:style-name="Standard"><text:span text:style-name="T1"><text:s text:c="2"/># to check a file again after EOF is reached. Default is 1s which means the file</text:span></text:p>
      <text:p text:style-name="Standard"><text:span text:style-name="T1"><text:s text:c="2"/># is checked every second if new lines were added. This leads to a near real time crawling.</text:span></text:p>
      <text:p text:style-name="Standard"><text:span text:style-name="T1"><text:s text:c="2"/># Every time a new line appears, backoff is reset to the initial value.</text:span></text:p>
      <text:p text:style-name="Standard"><text:span text:style-name="T1"><text:s text:c="2"/>#backoff: 1s</text:span></text:p>
      <text:p text:style-name="P1"/>
      <text:p text:style-name="Standard"><text:span text:style-name="T1"><text:s text:c="2"/># Max backoff defines what the maximum backoff time is. After having backed off multiple times</text:span></text:p>
      <text:p text:style-name="Standard"><text:span text:style-name="T1"><text:s text:c="2"/># from checking the files, the waiting time will never exceed max_backoff independent of the</text:span></text:p>
      <text:p text:style-name="Standard"><text:span text:style-name="T1"><text:s text:c="2"/># backoff factor. Having it set to 10s means in the worst case a new line can be added to a log</text:span></text:p>
      <text:p text:style-name="Standard"><text:span text:style-name="T1"><text:s text:c="2"/># file after having backed off multiple times, it takes a maximum of 10s to read the new line</text:span></text:p>
      <text:p text:style-name="Standard"><text:span text:style-name="T1"><text:s text:c="2"/>#max_backoff: 10s</text:span></text:p>
      <text:p text:style-name="P1"/>
      <text:p text:style-name="Standard"><text:span text:style-name="T1"><text:s text:c="2"/># The backoff factor defines how fast the algorithm backs off. The bigger the backoff factor,</text:span></text:p>
      <text:p text:style-name="Standard"><text:span text:style-name="T1"><text:s text:c="2"/># the faster the max_backoff value is reached. If this value is set to 1, no backoff will happen.</text:span></text:p>
      <text:p text:style-name="Standard"><text:span text:style-name="T1"><text:s text:c="2"/># The backoff value will be multiplied each time with the backoff_factor until max_backoff is reached</text:span></text:p>
      <text:p text:style-name="Standard"><text:span text:style-name="T1"><text:s text:c="2"/>#backoff_factor: 2</text:span></text:p>
      <text:p text:style-name="P1"/>
      <text:p text:style-name="Standard"><text:span text:style-name="T1"><text:s text:c="2"/># Max number of harvesters that are started in parallel.</text:span></text:p>
      <text:p text:style-name="Standard"><text:span text:style-name="T1"><text:s text:c="2"/># Default is 0 which means unlimited</text:span></text:p>
      <text:p text:style-name="Standard"><text:span text:style-name="T1"><text:s text:c="2"/>#harvester_limit: 0</text:span></text:p>
      <text:p text:style-name="P1"/>
      <text:p text:style-name="Standard"><text:span text:style-name="T1"><text:s text:c="2"/>### Harvester closing options</text:span></text:p>
      <text:p text:style-name="P1"/>
      <text:p text:style-name="Standard"><text:span text:style-name="T1"><text:s text:c="2"/># Close inactive closes the file handler after the predefined period.</text:span></text:p>
      <text:p text:style-name="Standard"><text:span text:style-name="T1"><text:s text:c="2"/># The period starts when the last line of the file was, not the file ModTime.</text:span></text:p>
      <text:p text:style-name="Standard"><text:span text:style-name="T1"><text:s text:c="2"/># Time strings like 2h (2 hours), 5m (5 minutes) can be used.</text:span></text:p>
      <text:p text:style-name="Standard"><text:span text:style-name="T1"><text:s text:c="2"/>#close_inactive: 5m</text:span></text:p>
      <text:p text:style-name="P1"/>
      <text:p text:style-name="Standard"><text:span text:style-name="T1"><text:s text:c="2"/># Close renamed closes a file handler when the file is renamed or rotated.</text:span></text:p>
      <text:p text:style-name="Standard"><text:span text:style-name="T1"><text:s text:c="2"/># Note: Potential data loss. Make sure to read and understand the docs for this option.</text:span></text:p>
      <text:p text:style-name="Standard"><text:span text:style-name="T1"><text:s text:c="2"/>#close_renamed: false</text:span></text:p>
      <text:p text:style-name="P1"/>
      <text:p text:style-name="Standard"><text:span text:style-name="T1"><text:s text:c="2"/># When enabling this option, a file handler is closed immediately in case a file can't be found</text:span></text:p>
      <text:p text:style-name="Standard"><text:span text:style-name="T1"><text:s text:c="2"/># any more. In case the file shows up again later, harvesting will continue at the last known position</text:span></text:p>
      <text:p text:style-name="Standard"><text:span text:style-name="T1"><text:s text:c="2"/># after scan_frequency.</text:span></text:p>
      <text:p text:style-name="Standard"><text:span text:style-name="T1"><text:s text:c="2"/>#close_removed: true</text:span></text:p>
      <text:p text:style-name="P1"/>
      <text:p text:style-name="Standard"><text:span text:style-name="T1"><text:s text:c="2"/># Closes the file handler as soon as the harvesters reaches the end of the file.</text:span></text:p>
      <text:p text:style-name="Standard"><text:span text:style-name="T1"><text:s text:c="2"/># By default this option is disabled.</text:span></text:p>
      <text:p text:style-name="Standard"><text:span text:style-name="T1"><text:s text:c="2"/># Note: Potential data loss. Make sure to read and understand the docs for this option.</text:span></text:p>
      <text:p text:style-name="Standard"><text:span text:style-name="T1"><text:s text:c="2"/>#close_eof: false</text:span></text:p>
      <text:p text:style-name="P1"/>
      <text:p text:style-name="Standard"><text:span text:style-name="T1"><text:s text:c="2"/>### State options</text:span></text:p>
      <text:p text:style-name="P1"/>
      <text:p text:style-name="Standard"><text:span text:style-name="T1"><text:s text:c="2"/># Files for the modification data is older then clean_inactive the state from the registry is removed</text:span></text:p>
      <text:p text:style-name="Standard"><text:span text:style-name="T1"><text:s text:c="2"/># By default this is disabled.</text:span></text:p>
      <text:p text:style-name="Standard"><text:span text:style-name="T1"><text:s text:c="2"/>#clean_inactive: 0</text:span></text:p>
      <text:p text:style-name="P1"/>
      <text:p text:style-name="Standard"><text:soft-page-break/><text:span text:style-name="T1"><text:s text:c="2"/># Removes the state for file which cannot be found on disk anymore immediately</text:span></text:p>
      <text:p text:style-name="Standard"><text:span text:style-name="T1"><text:s text:c="2"/>#clean_removed: true</text:span></text:p>
      <text:p text:style-name="P1"/>
      <text:p text:style-name="Standard"><text:span text:style-name="T1"><text:s text:c="2"/># Close timeout closes the harvester after the predefined time.</text:span></text:p>
      <text:p text:style-name="Standard"><text:span text:style-name="T1"><text:s text:c="2"/># This is independent if the harvester did finish reading the file or not.</text:span></text:p>
      <text:p text:style-name="Standard"><text:span text:style-name="T1"><text:s text:c="2"/># By default this option is disabled.</text:span></text:p>
      <text:p text:style-name="Standard"><text:span text:style-name="T1"><text:s text:c="2"/># Note: Potential data loss. Make sure to read and understand the docs for this option.</text:span></text:p>
      <text:p text:style-name="Standard"><text:span text:style-name="T1"><text:s text:c="2"/>#close_timeout: 0</text:span></text:p>
      <text:p text:style-name="P1"/>
      <text:p text:style-name="Standard"><text:span text:style-name="T1"><text:s text:c="2"/># Defines if inputs is enabled</text:span></text:p>
      <text:p text:style-name="Standard"><text:span text:style-name="T1"><text:s text:c="2"/>#enabled: true</text:span></text:p>
      <text:p text:style-name="P1"/>
      <text:p text:style-name="Standard"><text:span text:style-name="T1">#----------------------------- Stdin input -------------------------------</text:span></text:p>
      <text:p text:style-name="Standard"><text:span text:style-name="T1"># Configuration to use stdin input</text:span></text:p>
      <text:p text:style-name="Standard"><text:span text:style-name="T1">#- type: stdin</text:span></text:p>
      <text:p text:style-name="P1"/>
      <text:p text:style-name="Standard"><text:span text:style-name="T1">#------------------------- Redis slowlog input ---------------------------</text:span></text:p>
      <text:p text:style-name="Standard"><text:span text:style-name="T1"># Experimental: Config options for the redis slow log input</text:span></text:p>
      <text:p text:style-name="Standard"><text:span text:style-name="T1">#- type: redis</text:span></text:p>
      <text:p text:style-name="Standard"><text:span text:style-name="T1"><text:s text:c="2"/>#enabled: false</text:span></text:p>
      <text:p text:style-name="P1"/>
      <text:p text:style-name="Standard"><text:span text:style-name="T1"><text:s text:c="2"/># List of hosts to pool to retrieve the slow log information.</text:span></text:p>
      <text:p text:style-name="Standard"><text:span text:style-name="T1"><text:s text:c="2"/>#hosts: ["localhost:6379"]</text:span></text:p>
      <text:p text:style-name="P1"/>
      <text:p text:style-name="Standard"><text:span text:style-name="T1"><text:s text:c="2"/># How often the input checks for redis slow log.</text:span></text:p>
      <text:p text:style-name="Standard"><text:span text:style-name="T1"><text:s text:c="2"/>#scan_frequency: 10s</text:span></text:p>
      <text:p text:style-name="P1"/>
      <text:p text:style-name="Standard"><text:span text:style-name="T1"><text:s text:c="2"/># Timeout after which time the input should return an error</text:span></text:p>
      <text:p text:style-name="Standard"><text:span text:style-name="T1"><text:s text:c="2"/>#timeout: 1s</text:span></text:p>
      <text:p text:style-name="P1"/>
      <text:p text:style-name="Standard"><text:span text:style-name="T1"><text:s text:c="2"/># Network type to be used for redis connection. Default: tcp</text:span></text:p>
      <text:p text:style-name="Standard"><text:span text:style-name="T1"><text:s text:c="2"/>#network: tcp</text:span></text:p>
      <text:p text:style-name="P1"/>
      <text:p text:style-name="Standard"><text:span text:style-name="T1"><text:s text:c="2"/># Max number of concurrent connections. Default: 10</text:span></text:p>
      <text:p text:style-name="Standard"><text:span text:style-name="T1"><text:s text:c="2"/>#maxconn: 10</text:span></text:p>
      <text:p text:style-name="P1"/>
      <text:p text:style-name="Standard"><text:span text:style-name="T1"><text:s text:c="2"/># Redis AUTH password. Empty by default.</text:span></text:p>
      <text:p text:style-name="Standard"><text:span text:style-name="T1"><text:s text:c="2"/>#password: foobared</text:span></text:p>
      <text:p text:style-name="P1"/>
      <text:p text:style-name="Standard"><text:span text:style-name="T1">#------------------------------ Udp input --------------------------------</text:span></text:p>
      <text:p text:style-name="Standard"><text:span text:style-name="T1"># Experimental: Config options for the udp input</text:span></text:p>
      <text:p text:style-name="Standard"><text:span text:style-name="T1">#- type: udp</text:span></text:p>
      <text:p text:style-name="Standard"><text:span text:style-name="T1"><text:s text:c="2"/>#enabled: false</text:span></text:p>
      <text:p text:style-name="P1"/>
      <text:p text:style-name="Standard"><text:span text:style-name="T1"><text:s text:c="2"/># Maximum size of the message received over UDP</text:span></text:p>
      <text:p text:style-name="Standard"><text:span text:style-name="T1"><text:s text:c="2"/>#max_message_size: 10KiB</text:span></text:p>
      <text:p text:style-name="P1"/>
      <text:p text:style-name="Standard"><text:span text:style-name="T1"><text:s text:c="2"/># Size of the UDP read buffer in bytes</text:span></text:p>
      <text:p text:style-name="Standard"><text:span text:style-name="T1"><text:s text:c="2"/>#read_buffer: 0</text:span></text:p>
      <text:p text:style-name="P1"/>
      <text:p text:style-name="P1"/>
      <text:p text:style-name="Standard"><text:span text:style-name="T1">#------------------------------ TCP input --------------------------------</text:span></text:p>
      <text:p text:style-name="Standard"><text:span text:style-name="T1"># Experimental: Config options for the TCP input</text:span></text:p>
      <text:p text:style-name="Standard"><text:span text:style-name="T1">#- type: tcp</text:span></text:p>
      <text:p text:style-name="Standard"><text:span text:style-name="T1"><text:s text:c="2"/>#enabled: false</text:span></text:p>
      <text:p text:style-name="P1"/>
      <text:p text:style-name="Standard"><text:span text:style-name="T1"><text:s text:c="2"/># The host and port to receive the new event</text:span></text:p>
      <text:p text:style-name="Standard"><text:span text:style-name="T1"><text:s text:c="2"/>#host: "localhost:9000"</text:span></text:p>
      <text:p text:style-name="P1"/>
      <text:p text:style-name="Standard"><text:span text:style-name="T1"><text:s text:c="2"/># Character used to split new message</text:span></text:p>
      <text:p text:style-name="Standard"><text:span text:style-name="T1"><text:s text:c="2"/>#line_delimiter: "\n"</text:span></text:p>
      <text:p text:style-name="P1"/>
      <text:p text:style-name="Standard"><text:span text:style-name="T1"><text:s text:c="2"/># Maximum size in bytes of the message received over TCP</text:span></text:p>
      <text:p text:style-name="Standard"><text:span text:style-name="T1"><text:s text:c="2"/>#max_message_size: 20MiB</text:span></text:p>
      <text:p text:style-name="P1"/>
      <text:p text:style-name="Standard"><text:span text:style-name="T1"><text:s text:c="2"/># Max number of concurrent connections, or 0 for no limit. Default: 0</text:span></text:p>
      <text:p text:style-name="Standard"><text:span text:style-name="T1"><text:s text:c="2"/>#max_connections: 0</text:span></text:p>
      <text:p text:style-name="P1"/>
      <text:p text:style-name="Standard"><text:span text:style-name="T1"><text:s text:c="2"/># The number of seconds of inactivity before a remote connection is closed.</text:span></text:p>
      <text:p text:style-name="Standard"><text:span text:style-name="T1"><text:s text:c="2"/>#timeout: 300s</text:span></text:p>
      <text:p text:style-name="P1"/>
      <text:p text:style-name="Standard"><text:span text:style-name="T1"><text:s text:c="2"/># Use SSL settings for TCP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List of supported/valid TLS versions. By default all TLS versions 1.0 up to</text:span></text:p>
      <text:p text:style-name="Standard"><text:soft-page-break/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SSL configuration. By default is off.</text:span></text:p>
      <text:p text:style-name="Standard"><text:span text:style-name="T1"><text:s text:c="2"/># List of root certificates for client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server authentication.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Server Certificate Key,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.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 based cipher suites.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client authentication are supported. Valid options</text:span></text:p>
      <text:p text:style-name="Standard"><text:span text:style-name="T1"><text:s text:c="2"/># are `none`, `optional`, and `required`. When `certificate_authorities` is set it will</text:span></text:p>
      <text:p text:style-name="Standard"><text:span text:style-name="T1"><text:s text:c="2"/># default to `required` otherwise it will be set to `none`.</text:span></text:p>
      <text:p text:style-name="Standard"><text:span text:style-name="T1"><text:s text:c="2"/>#ssl.client_authentication: "required"</text:span></text:p>
      <text:p text:style-name="P1"/>
      <text:p text:style-name="Standard"><text:span text:style-name="T1">#------------------------------ Syslog input --------------------------------</text:span></text:p>
      <text:p text:style-name="Standard"><text:span text:style-name="T1"># Experimental: Config options for the Syslog input</text:span></text:p>
      <text:p text:style-name="Standard"><text:span text:style-name="T1"># Accept RFC3164 formatted syslog event via UDP.</text:span></text:p>
      <text:p text:style-name="Standard"><text:span text:style-name="T1">#- type: syslog</text:span></text:p>
      <text:p text:style-name="Standard"><text:span text:style-name="T1"><text:s text:c="2"/>#enabled: false</text:span></text:p>
      <text:p text:style-name="Standard"><text:span text:style-name="T1"><text:s text:c="2"/>#protocol.udp:</text:span></text:p>
      <text:p text:style-name="Standard"><text:span text:style-name="T1"><text:s text:c="4"/># The host and port to receive the new event</text:span></text:p>
      <text:p text:style-name="Standard"><text:span text:style-name="T1"><text:s text:c="4"/>#host: "localhost:9000"</text:span></text:p>
      <text:p text:style-name="P1"/>
      <text:p text:style-name="Standard"><text:span text:style-name="T1"><text:s text:c="4"/># Maximum size of the message received over UDP</text:span></text:p>
      <text:p text:style-name="Standard"><text:span text:style-name="T1"><text:s text:c="4"/>#max_message_size: 10KiB</text:span></text:p>
      <text:p text:style-name="P1"/>
      <text:p text:style-name="Standard"><text:span text:style-name="T1"># Accept RFC3164 formatted syslog event via TCP.</text:span></text:p>
      <text:p text:style-name="Standard"><text:span text:style-name="T1">#- type: syslog</text:span></text:p>
      <text:p text:style-name="Standard"><text:span text:style-name="T1"><text:s text:c="2"/>#enabled: false</text:span></text:p>
      <text:p text:style-name="P1"/>
      <text:p text:style-name="Standard"><text:span text:style-name="T1"><text:s text:c="2"/>#protocol.tcp:</text:span></text:p>
      <text:p text:style-name="Standard"><text:span text:style-name="T1"><text:s text:c="4"/># The host and port to receive the new event</text:span></text:p>
      <text:p text:style-name="Standard"><text:span text:style-name="T1"><text:s text:c="4"/>#host: "localhost:9000"</text:span></text:p>
      <text:p text:style-name="P1"/>
      <text:p text:style-name="Standard"><text:span text:style-name="T1"><text:s text:c="4"/># Character used to split new message</text:span></text:p>
      <text:p text:style-name="Standard"><text:span text:style-name="T1"><text:s text:c="4"/>#line_delimiter: "\n"</text:span></text:p>
      <text:p text:style-name="P1"/>
      <text:p text:style-name="Standard"><text:span text:style-name="T1"><text:s text:c="4"/># Maximum size in bytes of the message received over TCP</text:span></text:p>
      <text:p text:style-name="Standard"><text:span text:style-name="T1"><text:s text:c="4"/>#max_message_size: 20MiB</text:span></text:p>
      <text:p text:style-name="P1"/>
      <text:p text:style-name="Standard"><text:span text:style-name="T1"><text:s text:c="4"/># The number of seconds of inactivity before a remote connection is closed.</text:span></text:p>
      <text:p text:style-name="Standard"><text:span text:style-name="T1"><text:s text:c="4"/>#timeout: 300s</text:span></text:p>
      <text:p text:style-name="P1"/>
      <text:p text:style-name="Standard"><text:span text:style-name="T1"><text:s text:c="4"/># Use SSL settings for TCP.</text:span></text:p>
      <text:p text:style-name="Standard"><text:span text:style-name="T1"><text:s text:c="4"/>#ssl.enabled: true</text:span></text:p>
      <text:p text:style-name="P1"/>
      <text:p text:style-name="Standard"><text:span text:style-name="T1"><text:s text:c="4"/># List of supported/valid TLS versions. By default all TLS versions 1.0 up to</text:span></text:p>
      <text:p text:style-name="Standard"><text:span text:style-name="T1"><text:s text:c="4"/># 1.2 are enabled.</text:span></text:p>
      <text:p text:style-name="Standard"><text:span text:style-name="T1"><text:s text:c="4"/>#ssl.supported_protocols: [TLSv1.0, TLSv1.1, TLSv1.2]</text:span></text:p>
      <text:p text:style-name="P1"/>
      <text:p text:style-name="Standard"><text:span text:style-name="T1"><text:s text:c="4"/># SSL configuration. By default is off.</text:span></text:p>
      <text:p text:style-name="Standard"><text:span text:style-name="T1"><text:s text:c="4"/># List of root certificates for client verifications</text:span></text:p>
      <text:p text:style-name="Standard"><text:span text:style-name="T1"><text:s text:c="4"/>#ssl.certificate_authorities: ["/etc/pki/root/ca.pem"]</text:span></text:p>
      <text:p text:style-name="P1"/>
      <text:p text:style-name="Standard"><text:span text:style-name="T1"><text:s text:c="4"/># Certificate for SSL server authentication.</text:span></text:p>
      <text:p text:style-name="Standard"><text:span text:style-name="T1"><text:s text:c="4"/>#ssl.certificate: "/etc/pki/client/cert.pem"</text:span></text:p>
      <text:p text:style-name="P1"/>
      <text:p text:style-name="Standard"><text:span text:style-name="T1"><text:s text:c="4"/># Server Certificate Key,</text:span></text:p>
      <text:p text:style-name="Standard"><text:span text:style-name="T1"><text:s text:c="4"/>#ssl.key: "/etc/pki/client/cert.key"</text:span></text:p>
      <text:p text:style-name="P1"/>
      <text:p text:style-name="Standard"><text:span text:style-name="T1"><text:s text:c="4"/># Optional passphrase for decrypting the Certificate Key.</text:span></text:p>
      <text:p text:style-name="Standard"><text:span text:style-name="T1"><text:s text:c="4"/>#ssl.key_passphrase: ''</text:span></text:p>
      <text:p text:style-name="P1"><text:soft-page-break/></text:p>
      <text:p text:style-name="Standard"><text:span text:style-name="T1"><text:s text:c="4"/># Configure cipher suites to be used for SSL connections.</text:span></text:p>
      <text:p text:style-name="Standard"><text:span text:style-name="T1"><text:s text:c="4"/>#ssl.cipher_suites: []</text:span></text:p>
      <text:p text:style-name="P1"/>
      <text:p text:style-name="Standard"><text:span text:style-name="T1"><text:s text:c="4"/># Configure curve types for ECDHE based cipher suites.</text:span></text:p>
      <text:p text:style-name="Standard"><text:span text:style-name="T1"><text:s text:c="4"/>#ssl.curve_types: []</text:span></text:p>
      <text:p text:style-name="P1"/>
      <text:p text:style-name="Standard"><text:span text:style-name="T1"><text:s text:c="4"/># Configure what types of client authentication are supported. Valid options</text:span></text:p>
      <text:p text:style-name="Standard"><text:span text:style-name="T1"><text:s text:c="4"/># are `none`, `optional`, and `required`. When `certificate_authorities` is set it will</text:span></text:p>
      <text:p text:style-name="Standard"><text:span text:style-name="T1"><text:s text:c="4"/># default to `required` otherwise it will be set to `none`.</text:span></text:p>
      <text:p text:style-name="Standard"><text:span text:style-name="T1"><text:s text:c="4"/>#ssl.client_authentication: "required"</text:span></text:p>
      <text:p text:style-name="P1"/>
      <text:p text:style-name="Standard"><text:span text:style-name="T1">#------------------------------ Container input --------------------------------</text:span></text:p>
      <text:p text:style-name="Standard"><text:span text:style-name="T1">#- type: container</text:span></text:p>
      <text:p text:style-name="Standard"><text:span text:style-name="T1"><text:s text:c="2"/>#enabled: false</text:span></text:p>
      <text:p text:style-name="P1"/>
      <text:p text:style-name="Standard"><text:span text:style-name="T1"><text:s text:c="2"/># Paths for container logs that should be crawled and fetched.</text:span></text:p>
      <text:p text:style-name="Standard"><text:span text:style-name="T1"><text:s text:c="2"/>#paths:</text:span></text:p>
      <text:p text:style-name="Standard"><text:span text:style-name="T1"><text:s text:c="2"/># <text:s/>-/var/lib/docker/containers/*/*.log</text:span></text:p>
      <text:p text:style-name="P1"/>
      <text:p text:style-name="Standard"><text:span text:style-name="T1"><text:s text:c="2"/># Configure stream to filter to a specific stream: stdout, stderr or all (default)</text:span></text:p>
      <text:p text:style-name="Standard"><text:span text:style-name="T1"><text:s text:c="2"/>#stream: all</text:span></text:p>
      <text:p text:style-name="P1"/>
      <text:p text:style-name="Standard"><text:span text:style-name="T1">#========================== Filebeat autodiscover ==============================</text:span></text:p>
      <text:p text:style-name="P1"/>
      <text:p text:style-name="Standard"><text:span text:style-name="T1"># Autodiscover allows you to detect changes in the system and spawn new modules</text:span></text:p>
      <text:p text:style-name="Standard"><text:span text:style-name="T1"># or inputs as they happen.</text:span></text:p>
      <text:p text:style-name="P1"/>
      <text:p text:style-name="Standard"><text:span text:style-name="T1">#filebeat.autodiscover:</text:span></text:p>
      <text:p text:style-name="Standard"><text:span text:style-name="T1"><text:s text:c="2"/># List of enabled autodiscover providers</text:span></text:p>
      <text:p text:style-name="Standard"><text:span text:style-name="T1"># <text:s/>providers:</text:span></text:p>
      <text:p text:style-name="Standard"><text:span text:style-name="T1"># <text:s text:c="3"/>- type: docker</text:span></text:p>
      <text:p text:style-name="Standard"><text:span text:style-name="T1"># <text:s text:c="5"/>templates:</text:span></text:p>
      <text:p text:style-name="Standard"><text:span text:style-name="T1"># <text:s text:c="7"/>- condition:</text:span></text:p>
      <text:p text:style-name="Standard"><text:span text:style-name="T1"># <text:s text:c="11"/>equals.docker.container.image: busybox</text:span></text:p>
      <text:p text:style-name="Standard"><text:span text:style-name="T1"># <text:s text:c="9"/>config:</text:span></text:p>
      <text:p text:style-name="Standard"><text:span text:style-name="T1"># <text:s text:c="11"/>- type: container</text:span></text:p>
      <text:p text:style-name="Standard"><text:span text:style-name="T1"># <text:s text:c="13"/>paths:</text:span></text:p>
      <text:p text:style-name="Standard"><text:span text:style-name="T1"># <text:s text:c="15"/>- /var/lib/docker/containers/${data.docker.container.id}/*.log</text:span></text:p>
      <text:p text:style-name="P1"/>
      <text:p text:style-name="Standard"><text:span text:style-name="T1">#========================= Filebeat global options ============================</text:span></text:p>
      <text:p text:style-name="P1"/>
      <text:p text:style-name="Standard"><text:span text:style-name="T1"># Registry data path. If a relative path is used, it is considered relative to the</text:span></text:p>
      <text:p text:style-name="Standard"><text:span text:style-name="T1"># data path.</text:span></text:p>
      <text:p text:style-name="Standard"><text:span text:style-name="T1">#filebeat.registry.path: ${path.data}/registry</text:span></text:p>
      <text:p text:style-name="P1"/>
      <text:p text:style-name="Standard"><text:span text:style-name="T1"># The permissions mask to apply on registry data, and meta files. The default</text:span></text:p>
      <text:p text:style-name="Standard"><text:span text:style-name="T1"># value is 0600. <text:s/>Must be a valid Unix-style file permissions mask expressed in</text:span></text:p>
      <text:p text:style-name="Standard"><text:span text:style-name="T1"># octal notation. <text:s/>This option is not supported on Windows.</text:span></text:p>
      <text:p text:style-name="Standard"><text:span text:style-name="T1">#filebeat.registry.file_permissions: 0600</text:span></text:p>
      <text:p text:style-name="P1"/>
      <text:p text:style-name="Standard"><text:span text:style-name="T1"># The timeout value that controls when registry entries are written to disk</text:span></text:p>
      <text:p text:style-name="Standard"><text:span text:style-name="T1"># (flushed). When an unwritten update exceeds this value, it triggers a write</text:span></text:p>
      <text:p text:style-name="Standard"><text:span text:style-name="T1"># to disk. When flush is set to 0s, the registry is written to disk after each</text:span></text:p>
      <text:p text:style-name="Standard"><text:span text:style-name="T1"># batch of events has been published successfully. The default value is 0s.</text:span></text:p>
      <text:p text:style-name="Standard"><text:span text:style-name="T1">#filebeat.registry.flush: 0s</text:span></text:p>
      <text:p text:style-name="P1"/>
      <text:p text:style-name="P1"/>
      <text:p text:style-name="Standard"><text:span text:style-name="T1"># Starting with Filebeat 7.0, the registry uses a new directory format to store</text:span></text:p>
      <text:p text:style-name="Standard"><text:span text:style-name="T1"># Filebeat state. After you upgrade, Filebeat will automatically migrate a 6.x</text:span></text:p>
      <text:p text:style-name="Standard"><text:span text:style-name="T1"># registry file to use the new directory format. If you changed</text:span></text:p>
      <text:p text:style-name="Standard"><text:span text:style-name="T1"># filebeat.registry.path while upgrading, set filebeat.registry.migrate_file to</text:span></text:p>
      <text:p text:style-name="Standard"><text:span text:style-name="T1"># point to the old registry file.</text:span></text:p>
      <text:p text:style-name="Standard"><text:span text:style-name="T1">#filebeat.registry.migrate_file: ${path.data}/registry</text:span></text:p>
      <text:p text:style-name="P1"/>
      <text:p text:style-name="Standard"><text:span text:style-name="T1"># By default Ingest pipelines are not updated if a pipeline with the same ID</text:span></text:p>
      <text:p text:style-name="Standard"><text:span text:style-name="T1"># already exists. If this option is enabled Filebeat overwrites pipelines</text:span></text:p>
      <text:p text:style-name="Standard"><text:span text:style-name="T1"># everytime a new Elasticsearch connection is established.</text:span></text:p>
      <text:p text:style-name="Standard"><text:span text:style-name="T1">#filebeat.overwrite_pipelines: false</text:span></text:p>
      <text:p text:style-name="P1"/>
      <text:p text:style-name="Standard"><text:span text:style-name="T1"># How long filebeat waits on shutdown for the publisher to finish.</text:span></text:p>
      <text:p text:style-name="Standard"><text:span text:style-name="T1"># Default is 0, not waiting.</text:span></text:p>
      <text:p text:style-name="Standard"><text:span text:style-name="T1">#filebeat.shutdown_timeout: 0</text:span></text:p>
      <text:p text:style-name="P1"/>
      <text:p text:style-name="Standard"><text:span text:style-name="T1"># Enable filebeat config reloading</text:span></text:p>
      <text:p text:style-name="Standard"><text:soft-page-break/><text:span text:style-name="T1">#filebeat.config:</text:span></text:p>
      <text:p text:style-name="Standard"><text:span text:style-name="T1"><text:s text:c="2"/>#inputs:</text:span></text:p>
      <text:p text:style-name="Standard"><text:span text:style-name="T1"><text:s text:c="4"/>#enabled: false</text:span></text:p>
      <text:p text:style-name="Standard"><text:span text:style-name="T1"><text:s text:c="4"/>#path: inputs.d/*.yml</text:span></text:p>
      <text:p text:style-name="Standard"><text:span text:style-name="T1"><text:s text:c="4"/>#reload.enabled: true</text:span></text:p>
      <text:p text:style-name="Standard"><text:span text:style-name="T1"><text:s text:c="4"/>#reload.period: 10s</text:span></text:p>
      <text:p text:style-name="Standard"><text:span text:style-name="T1"><text:s text:c="2"/>#modules:</text:span></text:p>
      <text:p text:style-name="Standard"><text:span text:style-name="T1"><text:s text:c="4"/>#enabled: false</text:span></text:p>
      <text:p text:style-name="Standard"><text:span text:style-name="T1"><text:s text:c="4"/>#path: modules.d/*.yml</text:span></text:p>
      <text:p text:style-name="Standard"><text:span text:style-name="T1"><text:s text:c="4"/>#reload.enabled: true</text:span></text:p>
      <text:p text:style-name="Standard"><text:span text:style-name="T1"><text:s text:c="4"/>#reload.period: 10s</text:span></text:p>
      <text:p text:style-name="P1"/>
      <text:p text:style-name="Standard"><text:span text:style-name="T1">#================================ General ======================================</text:span></text:p>
      <text:p text:style-name="P1"/>
      <text:p text:style-name="Standard"><text:span text:style-name="T1"># The name of the shipper that publishes the network data. It can be used to group</text:span></text:p>
      <text:p text:style-name="Standard"><text:span text:style-name="T1"># all the transactions sent by a single shipper in the web interface.</text:span></text:p>
      <text:p text:style-name="Standard"><text:span text:style-name="T1"># If this options is not defined, the hostname is used.</text:span></text:p>
      <text:p text:style-name="Standard"><text:span text:style-name="T1">#name:</text:span></text:p>
      <text:p text:style-name="P1"/>
      <text:p text:style-name="Standard"><text:span text:style-name="T1"># The tags of the shipper are included in their own field with each</text:span></text:p>
      <text:p text:style-name="Standard"><text:span text:style-name="T1"># transaction published. Tags make it easy to group servers by different</text:span></text:p>
      <text:p text:style-name="Standard"><text:span text:style-name="T1"># logical properties.</text:span></text:p>
      <text:p text:style-name="Standard"><text:span text:style-name="T1">#tags: ["service-X", "web-tier"]</text:span></text:p>
      <text:p text:style-name="P1"/>
      <text:p text:style-name="Standard"><text:span text:style-name="T1"># Optional fields that you can specify to add additional information to the</text:span></text:p>
      <text:p text:style-name="Standard"><text:span text:style-name="T1"># output. Fields can be scalar values, arrays, dictionaries, or any nested</text:span></text:p>
      <text:p text:style-name="Standard"><text:span text:style-name="T1"># combination of these.</text:span></text:p>
      <text:p text:style-name="Standard"><text:span text:style-name="T1">#fields:</text:span></text:p>
      <text:p text:style-name="Standard"><text:span text:style-name="T1"># <text:s/>env: staging</text:span></text:p>
      <text:p text:style-name="P1"/>
      <text:p text:style-name="Standard"><text:span text:style-name="T1"># If this option is set to true, the custom fields are stored as top-level</text:span></text:p>
      <text:p text:style-name="Standard"><text:span text:style-name="T1"># fields in the output document instead of being grouped under a fields</text:span></text:p>
      <text:p text:style-name="Standard"><text:span text:style-name="T1"># sub-dictionary. Default is false.</text:span></text:p>
      <text:p text:style-name="Standard"><text:span text:style-name="T1">#fields_under_root: false</text:span></text:p>
      <text:p text:style-name="P1"/>
      <text:p text:style-name="Standard"><text:span text:style-name="T1"># Internal queue configuration for buffering events to be published.</text:span></text:p>
      <text:p text:style-name="Standard"><text:span text:style-name="T1">#queue:</text:span></text:p>
      <text:p text:style-name="Standard"><text:span text:style-name="T1"><text:s text:c="2"/># Queue type by name (default 'mem')</text:span></text:p>
      <text:p text:style-name="Standard"><text:span text:style-name="T1"><text:s text:c="2"/># The memory queue will present all available events (up to the outputs</text:span></text:p>
      <text:p text:style-name="Standard"><text:span text:style-name="T1"><text:s text:c="2"/># bulk_max_size) to the output, the moment the output is ready to server</text:span></text:p>
      <text:p text:style-name="Standard"><text:span text:style-name="T1"><text:s text:c="2"/># another batch of events.</text:span></text:p>
      <text:p text:style-name="Standard"><text:span text:style-name="T1"><text:s text:c="2"/>#mem:</text:span></text:p>
      <text:p text:style-name="Standard"><text:span text:style-name="T1"><text:s text:c="4"/># Max number of events the queue can buffer.</text:span></text:p>
      <text:p text:style-name="Standard"><text:span text:style-name="T1"><text:s text:c="4"/>#events: 4096</text:span></text:p>
      <text:p text:style-name="P1"/>
      <text:p text:style-name="Standard"><text:span text:style-name="T1"><text:s text:c="4"/># Hints the minimum number of events stored in the queue,</text:span></text:p>
      <text:p text:style-name="Standard"><text:span text:style-name="T1"><text:s text:c="4"/># before providing a batch of events to the outputs.</text:span></text:p>
      <text:p text:style-name="Standard"><text:span text:style-name="T1"><text:s text:c="4"/># The default value is set to 2048.</text:span></text:p>
      <text:p text:style-name="Standard"><text:span text:style-name="T1"><text:s text:c="4"/># A value of 0 ensures events are immediately available</text:span></text:p>
      <text:p text:style-name="Standard"><text:span text:style-name="T1"><text:s text:c="4"/># to be sent to the outputs.</text:span></text:p>
      <text:p text:style-name="Standard"><text:span text:style-name="T1"><text:s text:c="4"/>#flush.min_events: 2048</text:span></text:p>
      <text:p text:style-name="P1"/>
      <text:p text:style-name="Standard"><text:span text:style-name="T1"><text:s text:c="4"/># Maximum duration after which events are available to the outputs,</text:span></text:p>
      <text:p text:style-name="Standard"><text:span text:style-name="T1"><text:s text:c="4"/># if the number of events stored in the queue is &lt; `flush.min_events`.</text:span></text:p>
      <text:p text:style-name="Standard"><text:span text:style-name="T1"><text:s text:c="4"/>#flush.timeout: 1s</text:span></text:p>
      <text:p text:style-name="P1"/>
      <text:p text:style-name="Standard"><text:span text:style-name="T1"><text:s text:c="2"/># The spool queue will store events in a local spool file, before</text:span></text:p>
      <text:p text:style-name="Standard"><text:span text:style-name="T1"><text:s text:c="2"/># forwarding the events to the outputs.</text:span></text:p>
      <text:p text:style-name="Standard"><text:span text:style-name="T1"><text:s text:c="2"/>#</text:span></text:p>
      <text:p text:style-name="Standard"><text:span text:style-name="T1"><text:s text:c="2"/># Beta: spooling to disk is currently a beta feature. Use with care.</text:span></text:p>
      <text:p text:style-name="Standard"><text:span text:style-name="T1"><text:s text:c="2"/>#</text:span></text:p>
      <text:p text:style-name="Standard"><text:span text:style-name="T1"><text:s text:c="2"/># The spool file is a circular buffer, which blocks once the file/buffer is full.</text:span></text:p>
      <text:p text:style-name="Standard"><text:span text:style-name="T1"><text:s text:c="2"/># Events are put into a write buffer and flushed once the write buffer</text:span></text:p>
      <text:p text:style-name="Standard"><text:span text:style-name="T1"><text:s text:c="2"/># is full or the flush_timeout is triggered.</text:span></text:p>
      <text:p text:style-name="Standard"><text:span text:style-name="T1"><text:s text:c="2"/># Once ACKed by the output, events are removed immediately from the queue,</text:span></text:p>
      <text:p text:style-name="Standard"><text:span text:style-name="T1"><text:s text:c="2"/># making space for new events to be persisted.</text:span></text:p>
      <text:p text:style-name="Standard"><text:span text:style-name="T1"><text:s text:c="2"/>#spool:</text:span></text:p>
      <text:p text:style-name="Standard"><text:span text:style-name="T1"><text:s text:c="4"/># The file namespace configures the file path and the file creation settings.</text:span></text:p>
      <text:p text:style-name="Standard"><text:span text:style-name="T1"><text:s text:c="4"/># Once the file exists, the `size`, `page_size` and `prealloc` settings</text:span></text:p>
      <text:p text:style-name="Standard"><text:span text:style-name="T1"><text:s text:c="4"/># will have no more effect.</text:span></text:p>
      <text:p text:style-name="Standard"><text:span text:style-name="T1"><text:s text:c="4"/>#file:</text:span></text:p>
      <text:p text:style-name="Standard"><text:span text:style-name="T1"><text:s text:c="6"/># Location of spool file. The default value is ${path.data}/spool.dat.</text:span></text:p>
      <text:p text:style-name="Standard"><text:span text:style-name="T1"><text:s text:c="6"/>#path: "${path.data}/spool.dat"</text:span></text:p>
      <text:p text:style-name="P1"/>
      <text:p text:style-name="Standard"><text:span text:style-name="T1"><text:s text:c="6"/># Configure file permissions if file is created. The default value is 0600.</text:span></text:p>
      <text:p text:style-name="Standard"><text:soft-page-break/><text:span text:style-name="T1"><text:s text:c="6"/>#permissions: 0600</text:span></text:p>
      <text:p text:style-name="P1"/>
      <text:p text:style-name="Standard"><text:span text:style-name="T1"><text:s text:c="6"/># File size hint. The spool blocks, once this limit is reached. The default value is 100 MiB.</text:span></text:p>
      <text:p text:style-name="Standard"><text:span text:style-name="T1"><text:s text:c="6"/>#size: 100MiB</text:span></text:p>
      <text:p text:style-name="P1"/>
      <text:p text:style-name="Standard"><text:span text:style-name="T1"><text:s text:c="6"/># The files page size. A file is split into multiple pages of the same size. The default value is 4KiB.</text:span></text:p>
      <text:p text:style-name="Standard"><text:span text:style-name="T1"><text:s text:c="6"/>#page_size: 4KiB</text:span></text:p>
      <text:p text:style-name="P1"/>
      <text:p text:style-name="Standard"><text:span text:style-name="T1"><text:s text:c="6"/># If prealloc is set, the required space for the file is reserved using</text:span></text:p>
      <text:p text:style-name="Standard"><text:span text:style-name="T1"><text:s text:c="6"/># truncate. The default value is true.</text:span></text:p>
      <text:p text:style-name="Standard"><text:span text:style-name="T1"><text:s text:c="6"/>#prealloc: true</text:span></text:p>
      <text:p text:style-name="P1"/>
      <text:p text:style-name="Standard"><text:span text:style-name="T1"><text:s text:c="4"/># Spool writer settings</text:span></text:p>
      <text:p text:style-name="Standard"><text:span text:style-name="T1"><text:s text:c="4"/># Events are serialized into a write buffer. The write buffer is flushed if:</text:span></text:p>
      <text:p text:style-name="Standard"><text:span text:style-name="T1"><text:s text:c="4"/># - The buffer limit has been reached.</text:span></text:p>
      <text:p text:style-name="Standard"><text:span text:style-name="T1"><text:s text:c="4"/># - The configured limit of buffered events is reached.</text:span></text:p>
      <text:p text:style-name="Standard"><text:span text:style-name="T1"><text:s text:c="4"/># - The flush timeout is triggered.</text:span></text:p>
      <text:p text:style-name="Standard"><text:span text:style-name="T1"><text:s text:c="4"/>#write:</text:span></text:p>
      <text:p text:style-name="Standard"><text:span text:style-name="T1"><text:s text:c="6"/># Sets the write buffer size.</text:span></text:p>
      <text:p text:style-name="Standard"><text:span text:style-name="T1"><text:s text:c="6"/>#buffer_size: 1MiB</text:span></text:p>
      <text:p text:style-name="P1"/>
      <text:p text:style-name="Standard"><text:span text:style-name="T1"><text:s text:c="6"/># Maximum duration after which events are flushed if the write buffer</text:span></text:p>
      <text:p text:style-name="Standard"><text:span text:style-name="T1"><text:s text:c="6"/># is not full yet. The default value is 1s.</text:span></text:p>
      <text:p text:style-name="Standard"><text:span text:style-name="T1"><text:s text:c="6"/>#flush.timeout: 1s</text:span></text:p>
      <text:p text:style-name="P1"/>
      <text:p text:style-name="Standard"><text:span text:style-name="T1"><text:s text:c="6"/># Number of maximum buffered events. The write buffer is flushed once the</text:span></text:p>
      <text:p text:style-name="Standard"><text:span text:style-name="T1"><text:s text:c="6"/># limit is reached.</text:span></text:p>
      <text:p text:style-name="Standard"><text:span text:style-name="T1"><text:s text:c="6"/>#flush.events: 16384</text:span></text:p>
      <text:p text:style-name="P1"/>
      <text:p text:style-name="Standard"><text:span text:style-name="T1"><text:s text:c="6"/># Configure the on-disk event encoding. The encoding can be changed</text:span></text:p>
      <text:p text:style-name="Standard"><text:span text:style-name="T1"><text:s text:c="6"/># between restarts.</text:span></text:p>
      <text:p text:style-name="Standard"><text:span text:style-name="T1"><text:s text:c="6"/># Valid encodings are: json, ubjson, and cbor.</text:span></text:p>
      <text:p text:style-name="Standard"><text:span text:style-name="T1"><text:s text:c="6"/>#codec: cbor</text:span></text:p>
      <text:p text:style-name="Standard"><text:span text:style-name="T1"><text:s text:c="4"/>#read:</text:span></text:p>
      <text:p text:style-name="Standard"><text:span text:style-name="T1"><text:s text:c="6"/># Reader flush timeout, waiting for more events to become available, so</text:span></text:p>
      <text:p text:style-name="Standard"><text:span text:style-name="T1"><text:s text:c="6"/># to fill a complete batch as required by the outputs.</text:span></text:p>
      <text:p text:style-name="Standard"><text:span text:style-name="T1"><text:s text:c="6"/># If flush_timeout is 0, all available events are forwarded to the</text:span></text:p>
      <text:p text:style-name="Standard"><text:span text:style-name="T1"><text:s text:c="6"/># outputs immediately.</text:span></text:p>
      <text:p text:style-name="Standard"><text:span text:style-name="T1"><text:s text:c="6"/># The default value is 0s.</text:span></text:p>
      <text:p text:style-name="Standard"><text:span text:style-name="T1"><text:s text:c="6"/>#flush.timeout: 0s</text:span></text:p>
      <text:p text:style-name="P1"/>
      <text:p text:style-name="Standard"><text:span text:style-name="T1"># Sets the maximum number of CPUs that can be executing simultaneously. The</text:span></text:p>
      <text:p text:style-name="Standard"><text:span text:style-name="T1"># default is the number of logical CPUs available in the system.</text:span></text:p>
      <text:p text:style-name="Standard"><text:span text:style-name="T1">#max_procs:</text:span></text:p>
      <text:p text:style-name="P1"/>
      <text:p text:style-name="Standard"><text:span text:style-name="T1">#================================ Processors ===================================</text:span></text:p>
      <text:p text:style-name="P1"/>
      <text:p text:style-name="Standard"><text:span text:style-name="T1"># Processors are used to reduce the number of fields in the exported event or to</text:span></text:p>
      <text:p text:style-name="Standard"><text:span text:style-name="T1"># enhance the event with external metadata. This section defines a list of</text:span></text:p>
      <text:p text:style-name="Standard"><text:span text:style-name="T1"># processors that are applied one by one and the first one receives the initial</text:span></text:p>
      <text:p text:style-name="Standard"><text:span text:style-name="T1"># event:</text:span></text:p>
      <text:p text:style-name="Standard"><text:span text:style-name="T1">#</text:span></text:p>
      <text:p text:style-name="Standard"><text:span text:style-name="T1"># <text:s text:c="2"/>event -&gt; filter1 -&gt; event1 -&gt; filter2 -&gt;event2 ...</text:span></text:p>
      <text:p text:style-name="Standard"><text:span text:style-name="T1">#</text:span></text:p>
      <text:p text:style-name="Standard"><text:span text:style-name="T1"># The supported processors are drop_fields, drop_event, include_fields,</text:span></text:p>
      <text:p text:style-name="Standard"><text:span text:style-name="T1"># decode_json_fields, and add_cloud_metadata.</text:span></text:p>
      <text:p text:style-name="Standard"><text:span text:style-name="T1">#</text:span></text:p>
      <text:p text:style-name="Standard"><text:span text:style-name="T1"># For example, you can use the following processors to keep the fields that</text:span></text:p>
      <text:p text:style-name="Standard"><text:span text:style-name="T1"># contain CPU load percentages, but remove the fields that contain CPU ticks</text:span></text:p>
      <text:p text:style-name="Standard"><text:span text:style-name="T1"># values: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include_fields:</text:span></text:p>
      <text:p text:style-name="Standard"><text:span text:style-name="T1"># <text:s text:c="3"/>fields: ["cpu"]</text:span></text:p>
      <text:p text:style-name="Standard"><text:span text:style-name="T1">#- drop_fields:</text:span></text:p>
      <text:p text:style-name="Standard"><text:span text:style-name="T1"># <text:s text:c="3"/>fields: ["cpu.user", "cpu.system"]</text:span></text:p>
      <text:p text:style-name="Standard"><text:span text:style-name="T1">#</text:span></text:p>
      <text:p text:style-name="Standard"><text:span text:style-name="T1"># The following example drops the events that have the HTTP response code 200: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drop_event:</text:span></text:p>
      <text:p text:style-name="Standard"><text:span text:style-name="T1"># <text:s text:c="3"/>when:</text:span></text:p>
      <text:p text:style-name="Standard"><text:span text:style-name="T1"># <text:s text:c="6"/>equals:</text:span></text:p>
      <text:p text:style-name="Standard"><text:soft-page-break/><text:span text:style-name="T1"># <text:s text:c="10"/>http.code: 200</text:span></text:p>
      <text:p text:style-name="Standard"><text:span text:style-name="T1">#</text:span></text:p>
      <text:p text:style-name="Standard"><text:span text:style-name="T1"># The following example renames the field a to b: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rename:</text:span></text:p>
      <text:p text:style-name="Standard"><text:span text:style-name="T1"># <text:s text:c="3"/>fields:</text:span></text:p>
      <text:p text:style-name="Standard"><text:span text:style-name="T1"># <text:s text:c="6"/>- from: "a"</text:span></text:p>
      <text:p text:style-name="Standard"><text:span text:style-name="T1"># <text:s text:c="8"/>to: "b"</text:span></text:p>
      <text:p text:style-name="Standard"><text:span text:style-name="T1">#</text:span></text:p>
      <text:p text:style-name="Standard"><text:span text:style-name="T1"># The following example tokenizes the string into fields: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dissect:</text:span></text:p>
      <text:p text:style-name="Standard"><text:span text:style-name="T1"># <text:s text:c="3"/>tokenizer: "%{key1} - %{key2}"</text:span></text:p>
      <text:p text:style-name="Standard"><text:span text:style-name="T1"># <text:s text:c="3"/>field: "message"</text:span></text:p>
      <text:p text:style-name="Standard"><text:span text:style-name="T1"># <text:s text:c="3"/>target_prefix: "dissect"</text:span></text:p>
      <text:p text:style-name="Standard"><text:span text:style-name="T1">#</text:span></text:p>
      <text:p text:style-name="Standard"><text:span text:style-name="T1"># The following example enriches each event with metadata from the cloud</text:span></text:p>
      <text:p text:style-name="Standard"><text:span text:style-name="T1"># provider about the host machine. It works on EC2, GCE, DigitalOcean,</text:span></text:p>
      <text:p text:style-name="Standard"><text:span text:style-name="T1"># Tencent Cloud, and Alibaba Cloud.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cloud_metadata: ~</text:span></text:p>
      <text:p text:style-name="Standard"><text:span text:style-name="T1">#</text:span></text:p>
      <text:p text:style-name="Standard"><text:span text:style-name="T1"># The following example enriches each event with the machine's local time zone</text:span></text:p>
      <text:p text:style-name="Standard"><text:span text:style-name="T1"># offset from UTC.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locale:</text:span></text:p>
      <text:p text:style-name="Standard"><text:span text:style-name="T1"># <text:s text:c="3"/>format: offset</text:span></text:p>
      <text:p text:style-name="Standard"><text:span text:style-name="T1">#</text:span></text:p>
      <text:p text:style-name="Standard"><text:span text:style-name="T1"># The following example enriches each event with docker metadata, it matches</text:span></text:p>
      <text:p text:style-name="Standard"><text:span text:style-name="T1"># given fields to an existing container id and adds info from that container: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docker_metadata:</text:span></text:p>
      <text:p text:style-name="Standard"><text:span text:style-name="T1"># <text:s text:c="3"/>host: "unix:///var/run/docker.sock"</text:span></text:p>
      <text:p text:style-name="Standard"><text:span text:style-name="T1"># <text:s text:c="3"/>match_fields: ["system.process.cgroup.id"]</text:span></text:p>
      <text:p text:style-name="Standard"><text:span text:style-name="T1"># <text:s text:c="3"/>match_pids: ["process.pid", "process.ppid"]</text:span></text:p>
      <text:p text:style-name="Standard"><text:span text:style-name="T1"># <text:s text:c="3"/>match_source: true</text:span></text:p>
      <text:p text:style-name="Standard"><text:span text:style-name="T1"># <text:s text:c="3"/>match_source_index: 4</text:span></text:p>
      <text:p text:style-name="Standard"><text:span text:style-name="T1"># <text:s text:c="3"/>match_short_id: false</text:span></text:p>
      <text:p text:style-name="Standard"><text:span text:style-name="T1"># <text:s text:c="3"/>cleanup_timeout: 60</text:span></text:p>
      <text:p text:style-name="Standard"><text:span text:style-name="T1"># <text:s text:c="3"/>labels.dedot: false</text:span></text:p>
      <text:p text:style-name="Standard"><text:span text:style-name="T1"># <text:s text:c="3"/># To connect to Docker over TLS you must specify a client and CA certificate.</text:span></text:p>
      <text:p text:style-name="Standard"><text:span text:style-name="T1"># <text:s text:c="3"/>#ssl:</text:span></text:p>
      <text:p text:style-name="Standard"><text:span text:style-name="T1"># <text:s text:c="3"/># <text:s/>certificate_authority: "/etc/pki/root/ca.pem"</text:span></text:p>
      <text:p text:style-name="Standard"><text:span text:style-name="T1"># <text:s text:c="3"/># <text:s/>certificate: <text:s text:c="10"/>"/etc/pki/client/cert.pem"</text:span></text:p>
      <text:p text:style-name="Standard"><text:span text:style-name="T1"># <text:s text:c="3"/># <text:s/>key: <text:s text:c="18"/>"/etc/pki/client/cert.key"</text:span></text:p>
      <text:p text:style-name="Standard"><text:span text:style-name="T1">#</text:span></text:p>
      <text:p text:style-name="Standard"><text:span text:style-name="T1"># The following example enriches each event with docker metadata, it matches</text:span></text:p>
      <text:p text:style-name="Standard"><text:span text:style-name="T1"># container id from log path available in `source` field (by default it expects</text:span></text:p>
      <text:p text:style-name="Standard"><text:span text:style-name="T1"># it to be /var/lib/docker/containers/*/*.log).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docker_metadata: ~</text:span></text:p>
      <text:p text:style-name="Standard"><text:span text:style-name="T1">#</text:span></text:p>
      <text:p text:style-name="Standard"><text:span text:style-name="T1"># The following example enriches each event with host metadata.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host_metadata:</text:span></text:p>
      <text:p text:style-name="Standard"><text:span text:style-name="T1"># <text:s text:c="2"/>netinfo.enabled: false</text:span></text:p>
      <text:p text:style-name="Standard"><text:span text:style-name="T1">#</text:span></text:p>
      <text:p text:style-name="Standard"><text:span text:style-name="T1"># The following example enriches each event with process metadata using</text:span></text:p>
      <text:p text:style-name="Standard"><text:span text:style-name="T1"># process IDs included in the event.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add_process_metadata:</text:span></text:p>
      <text:p text:style-name="Standard"><text:span text:style-name="T1"># <text:s text:c="3"/>match_pids: ["system.process.ppid"]</text:span></text:p>
      <text:p text:style-name="Standard"><text:span text:style-name="T1"># <text:s text:c="3"/>target: system.process.parent</text:span></text:p>
      <text:p text:style-name="Standard"><text:span text:style-name="T1">#</text:span></text:p>
      <text:p text:style-name="Standard"><text:span text:style-name="T1"># The following example decodes fields containing JSON strings</text:span></text:p>
      <text:p text:style-name="Standard"><text:span text:style-name="T1"># and replaces the strings with valid JSON objects.</text:span></text:p>
      <text:p text:style-name="Standard"><text:span text:style-name="T1">#</text:span></text:p>
      <text:p text:style-name="Standard"><text:soft-page-break/><text:span text:style-name="T1">#processors:</text:span></text:p>
      <text:p text:style-name="Standard"><text:span text:style-name="T1">#- decode_json_fields:</text:span></text:p>
      <text:p text:style-name="Standard"><text:span text:style-name="T1"># <text:s text:c="3"/>fields: ["field1", "field2", ...]</text:span></text:p>
      <text:p text:style-name="Standard"><text:span text:style-name="T1"># <text:s text:c="3"/>process_array: false</text:span></text:p>
      <text:p text:style-name="Standard"><text:span text:style-name="T1"># <text:s text:c="3"/>max_depth: 1</text:span></text:p>
      <text:p text:style-name="Standard"><text:span text:style-name="T1"># <text:s text:c="3"/>target: ""</text:span></text:p>
      <text:p text:style-name="Standard"><text:span text:style-name="T1"># <text:s text:c="3"/>overwrite_keys: false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decompress_gzip_field:</text:span></text:p>
      <text:p text:style-name="Standard"><text:span text:style-name="T1"># <text:s text:c="3"/>from: "field1"</text:span></text:p>
      <text:p text:style-name="Standard"><text:span text:style-name="T1"># <text:s text:c="3"/>to: "field2"</text:span></text:p>
      <text:p text:style-name="Standard"><text:span text:style-name="T1"># <text:s text:c="3"/>ignore_missing: false</text:span></text:p>
      <text:p text:style-name="Standard"><text:span text:style-name="T1"># <text:s text:c="3"/>fail_on_error: true</text:span></text:p>
      <text:p text:style-name="Standard"><text:span text:style-name="T1">#</text:span></text:p>
      <text:p text:style-name="Standard"><text:span text:style-name="T1"># The following example copies the value of message to message_copied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copy_fields:</text:span></text:p>
      <text:p text:style-name="Standard"><text:span text:style-name="T1"># <text:s text:c="3"/>fields:</text:span></text:p>
      <text:p text:style-name="Standard"><text:span text:style-name="T1"># <text:s text:c="7"/>- from: message</text:span></text:p>
      <text:p text:style-name="Standard"><text:span text:style-name="T1"># <text:s text:c="9"/>to: message_copied</text:span></text:p>
      <text:p text:style-name="Standard"><text:span text:style-name="T1"># <text:s text:c="3"/>fail_on_error: true</text:span></text:p>
      <text:p text:style-name="Standard"><text:span text:style-name="T1"># <text:s text:c="3"/>ignore_missing: false</text:span></text:p>
      <text:p text:style-name="Standard"><text:span text:style-name="T1">#</text:span></text:p>
      <text:p text:style-name="Standard"><text:span text:style-name="T1"># The following example truncates the value of message to 1024 bytes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truncate_fields:</text:span></text:p>
      <text:p text:style-name="Standard"><text:span text:style-name="T1"># <text:s text:c="3"/>fields:</text:span></text:p>
      <text:p text:style-name="Standard"><text:span text:style-name="T1"># <text:s text:c="5"/>- message</text:span></text:p>
      <text:p text:style-name="Standard"><text:span text:style-name="T1"># <text:s text:c="3"/>max_bytes: 1024</text:span></text:p>
      <text:p text:style-name="Standard"><text:span text:style-name="T1"># <text:s text:c="3"/>fail_on_error: false</text:span></text:p>
      <text:p text:style-name="Standard"><text:span text:style-name="T1"># <text:s text:c="3"/>ignore_missing: true</text:span></text:p>
      <text:p text:style-name="Standard"><text:span text:style-name="T1">#</text:span></text:p>
      <text:p text:style-name="Standard"><text:span text:style-name="T1"># The following example preserves the raw message under event.original</text:span></text:p>
      <text:p text:style-name="Standard"><text:span text:style-name="T1">#</text:span></text:p>
      <text:p text:style-name="Standard"><text:span text:style-name="T1">#processors:</text:span></text:p>
      <text:p text:style-name="Standard"><text:span text:style-name="T1">#- copy_fields:</text:span></text:p>
      <text:p text:style-name="Standard"><text:span text:style-name="T1"># <text:s text:c="3"/>fields:</text:span></text:p>
      <text:p text:style-name="Standard"><text:span text:style-name="T1"># <text:s text:c="7"/>- from: message</text:span></text:p>
      <text:p text:style-name="Standard"><text:span text:style-name="T1"># <text:s text:c="9"/>to: event.original</text:span></text:p>
      <text:p text:style-name="Standard"><text:span text:style-name="T1"># <text:s text:c="3"/>fail_on_error: false</text:span></text:p>
      <text:p text:style-name="Standard"><text:span text:style-name="T1"># <text:s text:c="3"/>ignore_missing: true</text:span></text:p>
      <text:p text:style-name="Standard"><text:span text:style-name="T1">#- truncate_fields:</text:span></text:p>
      <text:p text:style-name="Standard"><text:span text:style-name="T1"># <text:s text:c="3"/>fields:</text:span></text:p>
      <text:p text:style-name="Standard"><text:span text:style-name="T1"># <text:s text:c="5"/>- event.original</text:span></text:p>
      <text:p text:style-name="Standard"><text:span text:style-name="T1"># <text:s text:c="3"/>max_bytes: 1024</text:span></text:p>
      <text:p text:style-name="Standard"><text:span text:style-name="T1"># <text:s text:c="3"/>fail_on_error: false</text:span></text:p>
      <text:p text:style-name="Standard"><text:span text:style-name="T1"># <text:s text:c="3"/>ignore_missing: true</text:span></text:p>
      <text:p text:style-name="P1"/>
      <text:p text:style-name="Standard"><text:span text:style-name="T1">#============================= Elastic Cloud ==================================</text:span></text:p>
      <text:p text:style-name="P1"/>
      <text:p text:style-name="Standard"><text:span text:style-name="T1"># These settings simplify using Filebeat with the Elastic Cloud (https://cloud.elastic.co/).</text:span></text:p>
      <text:p text:style-name="P1"/>
      <text:p text:style-name="Standard"><text:span text:style-name="T1"># The cloud.id setting overwrites the `output.elasticsearch.hosts` and</text:span></text:p>
      <text:p text:style-name="Standard"><text:span text:style-name="T1"># `setup.kibana.host` options.</text:span></text:p>
      <text:p text:style-name="Standard"><text:span text:style-name="T1"># You can find the `cloud.id` in the Elastic Cloud web UI.</text:span></text:p>
      <text:p text:style-name="Standard"><text:span text:style-name="T1">#cloud.id:</text:span></text:p>
      <text:p text:style-name="P1"/>
      <text:p text:style-name="Standard"><text:span text:style-name="T1"># The cloud.auth setting overwrites the `output.elasticsearch.username` and</text:span></text:p>
      <text:p text:style-name="Standard"><text:span text:style-name="T1"># `output.elasticsearch.password` settings. The format is `&lt;user&gt;:&lt;pass&gt;`.</text:span></text:p>
      <text:p text:style-name="Standard"><text:span text:style-name="T1">#cloud.auth:</text:span></text:p>
      <text:p text:style-name="P1"/>
      <text:p text:style-name="Standard"><text:span text:style-name="T1">#================================ Outputs ======================================</text:span></text:p>
      <text:p text:style-name="P1"/>
      <text:p text:style-name="Standard"><text:span text:style-name="T1"># Configure what output to use when sending the data collected by the beat.</text:span></text:p>
      <text:p text:style-name="P1"/>
      <text:p text:style-name="Standard"><text:span text:style-name="T1">#-------------------------- Elasticsearch output -------------------------------</text:span></text:p>
      <text:p text:style-name="Standard"><text:span text:style-name="T1">output.elasticsearch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/>
      <text:p text:style-name="Standard"><text:span text:style-name="T1"><text:s text:c="2"/># Array of hosts to connect to.</text:span></text:p>
      <text:p text:style-name="Standard"><text:soft-page-break/><text:span text:style-name="T1"><text:s text:c="2"/># Scheme and port can be left out and will be set to the default (http and 9200)</text:span></text:p>
      <text:p text:style-name="Standard"><text:span text:style-name="T1"><text:s text:c="2"/># In case you specify and additional path, the scheme is required: http://localhost:9200/path</text:span></text:p>
      <text:p text:style-name="Standard"><text:span text:style-name="T1"><text:s text:c="2"/># IPv6 addresses should always be defined as: https://[2001:db8::1]:9200</text:span></text:p>
      <text:p text:style-name="Standard"><text:span text:style-name="T1"><text:s text:c="2"/>hosts: ["10.1.0.4:9200"]</text:span></text:p>
      <text:p text:style-name="Standard"><text:span text:style-name="T1"><text:s text:c="2"/>username: "elastic"</text:span></text:p>
      <text:p text:style-name="Standard"><text:span text:style-name="T1"><text:s text:c="2"/>password: "changeme" # TODO: Change this to the password you set</text:span></text:p>
      <text:p text:style-name="P1"/>
      <text:p text:style-name="Standard"><text:span text:style-name="T1"><text:s text:c="2"/># Set gzip compression level.</text:span></text:p>
      <text:p text:style-name="Standard"><text:span text:style-name="T1"><text:s text:c="2"/>#compression_level: 0</text:span></text:p>
      <text:p text:style-name="P1"/>
      <text:p text:style-name="Standard"><text:span text:style-name="T1"><text:s text:c="2"/># Configure escaping HTML symbols in strings.</text:span></text:p>
      <text:p text:style-name="Standard"><text:span text:style-name="T1"><text:s text:c="2"/>#escape_html: false</text:span></text:p>
      <text:p text:style-name="P1"/>
      <text:p text:style-name="Standard"><text:span text:style-name="T1"><text:s text:c="2"/># Optional protocol and basic auth credentials.</text:span></text:p>
      <text:p text:style-name="Standard"><text:span text:style-name="T1"><text:s text:c="2"/>#protocol: "https"</text:span></text:p>
      <text:p text:style-name="Standard"><text:span text:style-name="T1"><text:s text:c="2"/>#username: "elastic"</text:span></text:p>
      <text:p text:style-name="Standard"><text:span text:style-name="T1"><text:s text:c="2"/>#password: "changeme"</text:span></text:p>
      <text:p text:style-name="P1"/>
      <text:p text:style-name="Standard"><text:span text:style-name="T1"><text:s text:c="2"/># Dictionary of HTTP parameters to pass within the URL with index operations.</text:span></text:p>
      <text:p text:style-name="Standard"><text:span text:style-name="T1"><text:s text:c="2"/>#parameters:</text:span></text:p>
      <text:p text:style-name="Standard"><text:span text:style-name="T1"><text:s text:c="4"/>#param1: value1</text:span></text:p>
      <text:p text:style-name="Standard"><text:span text:style-name="T1"><text:s text:c="4"/>#param2: value2</text:span></text:p>
      <text:p text:style-name="P1"/>
      <text:p text:style-name="Standard"><text:span text:style-name="T1"><text:s text:c="2"/># Number of workers per Elasticsearch host.</text:span></text:p>
      <text:p text:style-name="Standard"><text:span text:style-name="T1"><text:s text:c="2"/>#worker: 1</text:span></text:p>
      <text:p text:style-name="P1"/>
      <text:p text:style-name="Standard"><text:span text:style-name="T1"><text:s text:c="2"/># Optional index name. The default is "filebeat" plus date</text:span></text:p>
      <text:p text:style-name="Standard"><text:span text:style-name="T1"><text:s text:c="2"/># and generates [filebeat-]YYYY.MM.DD keys.</text:span></text:p>
      <text:p text:style-name="Standard"><text:span text:style-name="T1"><text:s text:c="2"/># In case you modify this pattern you must update setup.template.name and setup.template.pattern accordingly.</text:span></text:p>
      <text:p text:style-name="Standard"><text:span text:style-name="T1"><text:s text:c="2"/>#index: "filebeat-%{[agent.version]}-%{+yyyy.MM.dd}"</text:span></text:p>
      <text:p text:style-name="P1"/>
      <text:p text:style-name="Standard"><text:span text:style-name="T1"><text:s text:c="2"/># Optional ingest node pipeline. By default no pipeline will be used.</text:span></text:p>
      <text:p text:style-name="Standard"><text:span text:style-name="T1"><text:s text:c="2"/>#pipeline: ""</text:span></text:p>
      <text:p text:style-name="P1"/>
      <text:p text:style-name="Standard"><text:span text:style-name="T1"><text:s text:c="2"/># Optional HTTP path</text:span></text:p>
      <text:p text:style-name="Standard"><text:span text:style-name="T1"><text:s text:c="2"/>#path: "/elasticsearch"</text:span></text:p>
      <text:p text:style-name="P1"/>
      <text:p text:style-name="Standard"><text:span text:style-name="T1"><text:s text:c="2"/># Custom HTTP headers to add to each request</text:span></text:p>
      <text:p text:style-name="Standard"><text:span text:style-name="T1"><text:s text:c="2"/>#headers:</text:span></text:p>
      <text:p text:style-name="Standard"><text:span text:style-name="T1"><text:s text:c="2"/># <text:s/>X-My-Header: Contents of the header</text:span></text:p>
      <text:p text:style-name="P1"/>
      <text:p text:style-name="Standard"><text:span text:style-name="T1"><text:s text:c="2"/># Proxy server URL</text:span></text:p>
      <text:p text:style-name="Standard"><text:span text:style-name="T1"><text:s text:c="2"/>#proxy_url: http://proxy:3128</text:span></text:p>
      <text:p text:style-name="P1"/>
      <text:p text:style-name="Standard"><text:span text:style-name="T1"><text:s text:c="2"/># Whether to disable proxy settings for outgoing connections. If true, this</text:span></text:p>
      <text:p text:style-name="Standard"><text:span text:style-name="T1"><text:s text:c="2"/># takes precedence over both the proxy_url field and any environment settings</text:span></text:p>
      <text:p text:style-name="Standard"><text:span text:style-name="T1"><text:s text:c="2"/># (HTTP_PROXY, HTTPS_PROXY). The default is false.</text:span></text:p>
      <text:p text:style-name="Standard"><text:span text:style-name="T1"><text:s text:c="2"/>#proxy_disable: false</text:span></text:p>
      <text:p text:style-name="P1"/>
      <text:p text:style-name="Standard"><text:span text:style-name="T1"><text:s text:c="2"/># The number of times a particular Elasticsearch index operation is attempted. If</text:span></text:p>
      <text:p text:style-name="Standard"><text:span text:style-name="T1"><text:s text:c="2"/># the indexing operation doesn't succeed after this many retries, the events are</text:span></text:p>
      <text:p text:style-name="Standard"><text:span text:style-name="T1"><text:s text:c="2"/># dropped. The default is 3.</text:span></text:p>
      <text:p text:style-name="Standard"><text:span text:style-name="T1"><text:s text:c="2"/>#max_retries: 3</text:span></text:p>
      <text:p text:style-name="P1"/>
      <text:p text:style-name="Standard"><text:span text:style-name="T1"><text:s text:c="2"/># The maximum number of events to bulk in a single Elasticsearch bulk API index request.</text:span></text:p>
      <text:p text:style-name="Standard"><text:span text:style-name="T1"><text:s text:c="2"/># The default is 50.</text:span></text:p>
      <text:p text:style-name="Standard"><text:span text:style-name="T1"><text:s text:c="2"/>#bulk_max_size: 50</text:span></text:p>
      <text:p text:style-name="P1"/>
      <text:p text:style-name="Standard"><text:span text:style-name="T1"><text:s text:c="2"/># The number of seconds to wait before trying to reconnect to Elasticsearch</text:span></text:p>
      <text:p text:style-name="Standard"><text:span text:style-name="T1"><text:s text:c="2"/># after a network error. After waiting backoff.init seconds, the Beat</text:span></text:p>
      <text:p text:style-name="Standard"><text:span text:style-name="T1"><text:s text:c="2"/># tries to reconnect. If the attempt fails, the backoff timer is increased</text:span></text:p>
      <text:p text:style-name="Standard"><text:span text:style-name="T1"><text:s text:c="2"/># exponentially up to backoff.max. After a successful connection, the backoff</text:span></text:p>
      <text:p text:style-name="Standard"><text:span text:style-name="T1"><text:s text:c="2"/># timer is reset. The default is 1s.</text:span></text:p>
      <text:p text:style-name="Standard"><text:span text:style-name="T1"><text:s text:c="2"/>#backoff.init: 1s</text:span></text:p>
      <text:p text:style-name="P1"/>
      <text:p text:style-name="Standard"><text:span text:style-name="T1"><text:s text:c="2"/># The maximum number of seconds to wait before attempting to connect to</text:span></text:p>
      <text:p text:style-name="Standard"><text:span text:style-name="T1"><text:s text:c="2"/># Elasticsearch after a network error. The default is 60s.</text:span></text:p>
      <text:p text:style-name="Standard"><text:span text:style-name="T1"><text:s text:c="2"/>#backoff.max: 60s</text:span></text:p>
      <text:p text:style-name="P1"/>
      <text:p text:style-name="Standard"><text:span text:style-name="T1"><text:s text:c="2"/># Configure HTTP request timeout before failing a request to Elasticsearch.</text:span></text:p>
      <text:p text:style-name="Standard"><text:span text:style-name="T1"><text:s text:c="2"/>#timeout: 90</text:span></text:p>
      <text:p text:style-name="P1"/>
      <text:p text:style-name="Standard"><text:span text:style-name="T1"><text:s text:c="2"/># Use SSL settings for HTTPS.</text:span></text:p>
      <text:p text:style-name="Standard"><text:soft-page-break/><text:span text:style-name="T1"><text:s text:c="2"/>#ssl.enabled: true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-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from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-based cipher suites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renegotiation are supported. Valid options are</text:span></text:p>
      <text:p text:style-name="Standard"><text:span text:style-name="T1"><text:s text:c="2"/># never, once, and freely. Default is never.</text:span></text:p>
      <text:p text:style-name="Standard"><text:span text:style-name="T1"><text:s text:c="2"/>#ssl.renegotiation: never</text:span></text:p>
      <text:p text:style-name="P1"/>
      <text:p text:style-name="Standard"><text:span text:style-name="T1">#----------------------------- Logstash output ---------------------------------</text:span></text:p>
      <text:p text:style-name="Standard"><text:span text:style-name="T1">#output.logstash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/>
      <text:p text:style-name="Standard"><text:span text:style-name="T1"><text:s text:c="2"/># The Logstash hosts</text:span></text:p>
      <text:p text:style-name="Standard"><text:span text:style-name="T1"><text:s text:c="2"/>#hosts: ["localhost:5044"]</text:span></text:p>
      <text:p text:style-name="P1"/>
      <text:p text:style-name="Standard"><text:span text:style-name="T1"><text:s text:c="2"/># Number of workers per Logstash host.</text:span></text:p>
      <text:p text:style-name="Standard"><text:span text:style-name="T1"><text:s text:c="2"/>#worker: 1</text:span></text:p>
      <text:p text:style-name="P1"/>
      <text:p text:style-name="Standard"><text:span text:style-name="T1"><text:s text:c="2"/># Set gzip compression level.</text:span></text:p>
      <text:p text:style-name="Standard"><text:span text:style-name="T1"><text:s text:c="2"/>#compression_level: 3</text:span></text:p>
      <text:p text:style-name="P1"/>
      <text:p text:style-name="Standard"><text:span text:style-name="T1"><text:s text:c="2"/># Configure escaping HTML symbols in strings.</text:span></text:p>
      <text:p text:style-name="Standard"><text:span text:style-name="T1"><text:s text:c="2"/>#escape_html: false</text:span></text:p>
      <text:p text:style-name="P1"/>
      <text:p text:style-name="Standard"><text:span text:style-name="T1"><text:s text:c="2"/># Optional maximum time to live for a connection to Logstash, after which the</text:span></text:p>
      <text:p text:style-name="Standard"><text:span text:style-name="T1"><text:s text:c="2"/># connection will be re-established. <text:s/>A value of `0s` (the default) will</text:span></text:p>
      <text:p text:style-name="Standard"><text:span text:style-name="T1"><text:s text:c="2"/># disable this feature.</text:span></text:p>
      <text:p text:style-name="Standard"><text:span text:style-name="T1"><text:s text:c="2"/>#</text:span></text:p>
      <text:p text:style-name="Standard"><text:span text:style-name="T1"><text:s text:c="2"/># Not yet supported for async connections (i.e. with the "pipelining" option set)</text:span></text:p>
      <text:p text:style-name="Standard"><text:span text:style-name="T1"><text:s text:c="2"/>#ttl: 30s</text:span></text:p>
      <text:p text:style-name="P1"/>
      <text:p text:style-name="Standard"><text:span text:style-name="T1"><text:s text:c="2"/># Optionally load-balance events between Logstash hosts. Default is false.</text:span></text:p>
      <text:p text:style-name="Standard"><text:span text:style-name="T1"><text:s text:c="2"/>#loadbalance: false</text:span></text:p>
      <text:p text:style-name="P1"/>
      <text:p text:style-name="Standard"><text:span text:style-name="T1"><text:s text:c="2"/># Number of batches to be sent asynchronously to Logstash while processing</text:span></text:p>
      <text:p text:style-name="Standard"><text:span text:style-name="T1"><text:s text:c="2"/># new batches.</text:span></text:p>
      <text:p text:style-name="Standard"><text:span text:style-name="T1"><text:s text:c="2"/>#pipelining: 2</text:span></text:p>
      <text:p text:style-name="P1"/>
      <text:p text:style-name="Standard"><text:span text:style-name="T1"><text:s text:c="2"/># If enabled only a subset of events in a batch of events is transferred per</text:span></text:p>
      <text:p text:style-name="Standard"><text:span text:style-name="T1"><text:s text:c="2"/># transaction. <text:s/>The number of events to be sent increases up to `bulk_max_size`</text:span></text:p>
      <text:p text:style-name="Standard"><text:span text:style-name="T1"><text:s text:c="2"/># if no error is encountered.</text:span></text:p>
      <text:p text:style-name="Standard"><text:span text:style-name="T1"><text:s text:c="2"/>#slow_start: false</text:span></text:p>
      <text:p text:style-name="P1"/>
      <text:p text:style-name="Standard"><text:span text:style-name="T1"><text:s text:c="2"/># The number of seconds to wait before trying to reconnect to Logstash</text:span></text:p>
      <text:p text:style-name="Standard"><text:span text:style-name="T1"><text:s text:c="2"/># after a network error. After waiting backoff.init seconds, the Beat</text:span></text:p>
      <text:p text:style-name="Standard"><text:span text:style-name="T1"><text:s text:c="2"/># tries to reconnect. If the attempt fails, the backoff timer is increased</text:span></text:p>
      <text:p text:style-name="Standard"><text:span text:style-name="T1"><text:s text:c="2"/># exponentially up to backoff.max. After a successful connection, the backoff</text:span></text:p>
      <text:p text:style-name="Standard"><text:span text:style-name="T1"><text:s text:c="2"/># timer is reset. The default is 1s.</text:span></text:p>
      <text:p text:style-name="Standard"><text:soft-page-break/><text:span text:style-name="T1"><text:s text:c="2"/>#backoff.init: 1s</text:span></text:p>
      <text:p text:style-name="P1"/>
      <text:p text:style-name="Standard"><text:span text:style-name="T1"><text:s text:c="2"/># The maximum number of seconds to wait before attempting to connect to</text:span></text:p>
      <text:p text:style-name="Standard"><text:span text:style-name="T1"><text:s text:c="2"/># Logstash after a network error. The default is 60s.</text:span></text:p>
      <text:p text:style-name="Standard"><text:span text:style-name="T1"><text:s text:c="2"/>#backoff.max: 60s</text:span></text:p>
      <text:p text:style-name="P1"/>
      <text:p text:style-name="Standard"><text:span text:style-name="T1"><text:s text:c="2"/># Optional index name. The default index name is set to filebeat</text:span></text:p>
      <text:p text:style-name="Standard"><text:span text:style-name="T1"><text:s text:c="2"/># in all lowercase.</text:span></text:p>
      <text:p text:style-name="Standard"><text:span text:style-name="T1"><text:s text:c="2"/>#index: 'filebeat'</text:span></text:p>
      <text:p text:style-name="P1"/>
      <text:p text:style-name="Standard"><text:span text:style-name="T1"><text:s text:c="2"/># SOCKS5 proxy server URL</text:span></text:p>
      <text:p text:style-name="Standard"><text:span text:style-name="T1"><text:s text:c="2"/>#proxy_url: socks5://user:password@socks5-server:2233</text:span></text:p>
      <text:p text:style-name="P1"/>
      <text:p text:style-name="Standard"><text:span text:style-name="T1"><text:s text:c="2"/># Resolve names locally when using a proxy server. Defaults to false.</text:span></text:p>
      <text:p text:style-name="Standard"><text:span text:style-name="T1"><text:s text:c="2"/>#proxy_use_local_resolver: false</text:span></text:p>
      <text:p text:style-name="P1"/>
      <text:p text:style-name="Standard"><text:span text:style-name="T1"><text:s text:c="2"/># Enable SSL support. SSL is automatically enabled if any SSL setting is set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 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from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Optional SSL configuration options. SSL is off by default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-based cipher suites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renegotiation are supported. Valid options are</text:span></text:p>
      <text:p text:style-name="Standard"><text:span text:style-name="T1"><text:s text:c="2"/># never, once, and freely. Default is never.</text:span></text:p>
      <text:p text:style-name="Standard"><text:span text:style-name="T1"><text:s text:c="2"/>#ssl.renegotiation: never</text:span></text:p>
      <text:p text:style-name="P1"/>
      <text:p text:style-name="Standard"><text:span text:style-name="T1"><text:s text:c="2"/># The number of times to retry publishing an event after a publishing failure.</text:span></text:p>
      <text:p text:style-name="Standard"><text:span text:style-name="T1"><text:s text:c="2"/># After the specified number of retries, the events are typically dropped.</text:span></text:p>
      <text:p text:style-name="Standard"><text:span text:style-name="T1"><text:s text:c="2"/># Some Beats, such as Filebeat and Winlogbeat, ignore the max_retries setting</text:span></text:p>
      <text:p text:style-name="Standard"><text:span text:style-name="T1"><text:s text:c="2"/># and retry until all events are published. <text:s/>Set max_retries to a value less</text:span></text:p>
      <text:p text:style-name="Standard"><text:span text:style-name="T1"><text:s text:c="2"/># than 0 to retry until all events are published. The default is 3.</text:span></text:p>
      <text:p text:style-name="Standard"><text:span text:style-name="T1"><text:s text:c="2"/>#max_retries: 3</text:span></text:p>
      <text:p text:style-name="P1"/>
      <text:p text:style-name="Standard"><text:span text:style-name="T1"><text:s text:c="2"/># The maximum number of events to bulk in a single Logstash request. The</text:span></text:p>
      <text:p text:style-name="Standard"><text:span text:style-name="T1"><text:s text:c="2"/># default is 2048.</text:span></text:p>
      <text:p text:style-name="Standard"><text:span text:style-name="T1"><text:s text:c="2"/>#bulk_max_size: 2048</text:span></text:p>
      <text:p text:style-name="P1"/>
      <text:p text:style-name="Standard"><text:span text:style-name="T1"><text:s text:c="2"/># The number of seconds to wait for responses from the Logstash server before</text:span></text:p>
      <text:p text:style-name="Standard"><text:span text:style-name="T1"><text:s text:c="2"/># timing out. The default is 30s.</text:span></text:p>
      <text:p text:style-name="Standard"><text:span text:style-name="T1"><text:s text:c="2"/>#timeout: 30s</text:span></text:p>
      <text:p text:style-name="P1"/>
      <text:p text:style-name="Standard"><text:span text:style-name="T1">#------------------------------- Kafka output ----------------------------------</text:span></text:p>
      <text:p text:style-name="Standard"><text:span text:style-name="T1">#output.kafka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/>
      <text:p text:style-name="Standard"><text:span text:style-name="T1"><text:s text:c="2"/># The list of Kafka broker addresses from which to fetch the cluster metadata.</text:span></text:p>
      <text:p text:style-name="Standard"><text:span text:style-name="T1"><text:s text:c="2"/># The cluster metadata contain the actual Kafka brokers events are published</text:span></text:p>
      <text:p text:style-name="Standard"><text:span text:style-name="T1"><text:s text:c="2"/># to.</text:span></text:p>
      <text:p text:style-name="Standard"><text:soft-page-break/><text:span text:style-name="T1"><text:s text:c="2"/>#hosts: ["localhost:9092"]</text:span></text:p>
      <text:p text:style-name="P1"/>
      <text:p text:style-name="Standard"><text:span text:style-name="T1"><text:s text:c="2"/># The Kafka topic used for produced events. The setting can be a format string</text:span></text:p>
      <text:p text:style-name="Standard"><text:span text:style-name="T1"><text:s text:c="2"/># using any event field. To set the topic from document type use `%{[type]}`.</text:span></text:p>
      <text:p text:style-name="Standard"><text:span text:style-name="T1"><text:s text:c="2"/>#topic: beats</text:span></text:p>
      <text:p text:style-name="P1"/>
      <text:p text:style-name="Standard"><text:span text:style-name="T1"><text:s text:c="2"/># The Kafka event key setting. Use format string to create a unique event key.</text:span></text:p>
      <text:p text:style-name="Standard"><text:span text:style-name="T1"><text:s text:c="2"/># By default no event key will be generated.</text:span></text:p>
      <text:p text:style-name="Standard"><text:span text:style-name="T1"><text:s text:c="2"/>#key: ''</text:span></text:p>
      <text:p text:style-name="P1"/>
      <text:p text:style-name="Standard"><text:span text:style-name="T1"><text:s text:c="2"/># The Kafka event partitioning strategy. Default hashing strategy is `hash`</text:span></text:p>
      <text:p text:style-name="Standard"><text:span text:style-name="T1"><text:s text:c="2"/># using the `output.kafka.key` setting or randomly distributes events if</text:span></text:p>
      <text:p text:style-name="Standard"><text:span text:style-name="T1"><text:s text:c="2"/># `output.kafka.key` is not configured.</text:span></text:p>
      <text:p text:style-name="Standard"><text:span text:style-name="T1"><text:s text:c="2"/>#partition.hash:</text:span></text:p>
      <text:p text:style-name="Standard"><text:span text:style-name="T1"><text:s text:c="4"/># If enabled, events will only be published to partitions with reachable</text:span></text:p>
      <text:p text:style-name="Standard"><text:span text:style-name="T1"><text:s text:c="4"/># leaders. Default is false.</text:span></text:p>
      <text:p text:style-name="Standard"><text:span text:style-name="T1"><text:s text:c="4"/>#reachable_only: false</text:span></text:p>
      <text:p text:style-name="P1"/>
      <text:p text:style-name="Standard"><text:span text:style-name="T1"><text:s text:c="4"/># Configure alternative event field names used to compute the hash value.</text:span></text:p>
      <text:p text:style-name="Standard"><text:span text:style-name="T1"><text:s text:c="4"/># If empty `output.kafka.key` setting will be used.</text:span></text:p>
      <text:p text:style-name="Standard"><text:span text:style-name="T1"><text:s text:c="4"/># Default value is empty list.</text:span></text:p>
      <text:p text:style-name="Standard"><text:span text:style-name="T1"><text:s text:c="4"/>#hash: []</text:span></text:p>
      <text:p text:style-name="P1"/>
      <text:p text:style-name="Standard"><text:span text:style-name="T1"><text:s text:c="2"/># Authentication details. Password is required if username is set.</text:span></text:p>
      <text:p text:style-name="Standard"><text:span text:style-name="T1"><text:s text:c="2"/>#username: ''</text:span></text:p>
      <text:p text:style-name="Standard"><text:span text:style-name="T1"><text:s text:c="2"/>#password: ''</text:span></text:p>
      <text:p text:style-name="P1"/>
      <text:p text:style-name="Standard"><text:span text:style-name="T1"><text:s text:c="2"/># Kafka version Filebeat is assumed to run against. Defaults to the "1.0.0".</text:span></text:p>
      <text:p text:style-name="Standard"><text:span text:style-name="T1"><text:s text:c="2"/>#version: '1.0.0'</text:span></text:p>
      <text:p text:style-name="P1"/>
      <text:p text:style-name="Standard"><text:span text:style-name="T1"><text:s text:c="2"/># Configure JSON encoding</text:span></text:p>
      <text:p text:style-name="Standard"><text:span text:style-name="T1"><text:s text:c="2"/>#codec.json:</text:span></text:p>
      <text:p text:style-name="Standard"><text:span text:style-name="T1"><text:s text:c="4"/># Pretty-print JSON event</text:span></text:p>
      <text:p text:style-name="Standard"><text:span text:style-name="T1"><text:s text:c="4"/>#pretty: false</text:span></text:p>
      <text:p text:style-name="P1"/>
      <text:p text:style-name="Standard"><text:span text:style-name="T1"><text:s text:c="4"/># Configure escaping HTML symbols in strings.</text:span></text:p>
      <text:p text:style-name="Standard"><text:span text:style-name="T1"><text:s text:c="4"/>#escape_html: false</text:span></text:p>
      <text:p text:style-name="P1"/>
      <text:p text:style-name="Standard"><text:span text:style-name="T1"><text:s text:c="2"/># Metadata update configuration. Metadata contains leader information</text:span></text:p>
      <text:p text:style-name="Standard"><text:span text:style-name="T1"><text:s text:c="2"/># used to decide which broker to use when publishing.</text:span></text:p>
      <text:p text:style-name="Standard"><text:span text:style-name="T1"><text:s text:c="2"/>#metadata:</text:span></text:p>
      <text:p text:style-name="Standard"><text:span text:style-name="T1"><text:s text:c="4"/># Max metadata request retry attempts when cluster is in middle of leader</text:span></text:p>
      <text:p text:style-name="Standard"><text:span text:style-name="T1"><text:s text:c="4"/># election. Defaults to 3 retries.</text:span></text:p>
      <text:p text:style-name="Standard"><text:span text:style-name="T1"><text:s text:c="4"/>#retry.max: 3</text:span></text:p>
      <text:p text:style-name="P1"/>
      <text:p text:style-name="Standard"><text:span text:style-name="T1"><text:s text:c="4"/># Wait time between retries during leader elections. Default is 250ms.</text:span></text:p>
      <text:p text:style-name="Standard"><text:span text:style-name="T1"><text:s text:c="4"/>#retry.backoff: 250ms</text:span></text:p>
      <text:p text:style-name="P1"/>
      <text:p text:style-name="Standard"><text:span text:style-name="T1"><text:s text:c="4"/># Refresh metadata interval. Defaults to every 10 minutes.</text:span></text:p>
      <text:p text:style-name="Standard"><text:span text:style-name="T1"><text:s text:c="4"/>#refresh_frequency: 10m</text:span></text:p>
      <text:p text:style-name="P1"/>
      <text:p text:style-name="Standard"><text:span text:style-name="T1"><text:s text:c="4"/># Strategy for fetching the topics metadata from the broker. Default is false.</text:span></text:p>
      <text:p text:style-name="Standard"><text:span text:style-name="T1"><text:s text:c="4"/>#full: false</text:span></text:p>
      <text:p text:style-name="P1"/>
      <text:p text:style-name="Standard"><text:span text:style-name="T1"><text:s text:c="2"/># The number of concurrent load-balanced Kafka output workers.</text:span></text:p>
      <text:p text:style-name="Standard"><text:span text:style-name="T1"><text:s text:c="2"/>#worker: 1</text:span></text:p>
      <text:p text:style-name="P1"/>
      <text:p text:style-name="Standard"><text:span text:style-name="T1"><text:s text:c="2"/># The number of times to retry publishing an event after a publishing failure.</text:span></text:p>
      <text:p text:style-name="Standard"><text:span text:style-name="T1"><text:s text:c="2"/># After the specified number of retries, events are typically dropped.</text:span></text:p>
      <text:p text:style-name="Standard"><text:span text:style-name="T1"><text:s text:c="2"/># Some Beats, such as Filebeat, ignore the max_retries setting and retry until</text:span></text:p>
      <text:p text:style-name="Standard"><text:span text:style-name="T1"><text:s text:c="2"/># all events are published. <text:s/>Set max_retries to a value less than 0 to retry</text:span></text:p>
      <text:p text:style-name="Standard"><text:span text:style-name="T1"><text:s text:c="2"/># until all events are published. The default is 3.</text:span></text:p>
      <text:p text:style-name="Standard"><text:span text:style-name="T1"><text:s text:c="2"/>#max_retries: 3</text:span></text:p>
      <text:p text:style-name="P1"/>
      <text:p text:style-name="Standard"><text:span text:style-name="T1"><text:s text:c="2"/># The maximum number of events to bulk in a single Kafka request. The default</text:span></text:p>
      <text:p text:style-name="Standard"><text:span text:style-name="T1"><text:s text:c="2"/># is 2048.</text:span></text:p>
      <text:p text:style-name="Standard"><text:span text:style-name="T1"><text:s text:c="2"/>#bulk_max_size: 2048</text:span></text:p>
      <text:p text:style-name="P1"/>
      <text:p text:style-name="Standard"><text:span text:style-name="T1"><text:s text:c="2"/># Duration to wait before sending bulk Kafka request. 0 is no delay. The default</text:span></text:p>
      <text:p text:style-name="Standard"><text:span text:style-name="T1"><text:s text:c="2"/># is 0.</text:span></text:p>
      <text:p text:style-name="Standard"><text:span text:style-name="T1"><text:s text:c="2"/>#bulk_flush_frequency: 0s</text:span></text:p>
      <text:p text:style-name="P1"/>
      <text:p text:style-name="Standard"><text:span text:style-name="T1"><text:s text:c="2"/># The number of seconds to wait for responses from the Kafka brokers before</text:span></text:p>
      <text:p text:style-name="Standard"><text:span text:style-name="T1"><text:s text:c="2"/># timing out. The default is 30s.</text:span></text:p>
      <text:p text:style-name="Standard"><text:span text:style-name="T1"><text:s text:c="2"/>#timeout: 30s</text:span></text:p>
      <text:p text:style-name="P1"><text:soft-page-break/></text:p>
      <text:p text:style-name="Standard"><text:span text:style-name="T1"><text:s text:c="2"/># The maximum duration a broker will wait for number of required ACKs. The</text:span></text:p>
      <text:p text:style-name="Standard"><text:span text:style-name="T1"><text:s text:c="2"/># default is 10s.</text:span></text:p>
      <text:p text:style-name="Standard"><text:span text:style-name="T1"><text:s text:c="2"/>#broker_timeout: 10s</text:span></text:p>
      <text:p text:style-name="P1"/>
      <text:p text:style-name="Standard"><text:span text:style-name="T1"><text:s text:c="2"/># The number of messages buffered for each Kafka broker. The default is 256.</text:span></text:p>
      <text:p text:style-name="Standard"><text:span text:style-name="T1"><text:s text:c="2"/>#channel_buffer_size: 256</text:span></text:p>
      <text:p text:style-name="P1"/>
      <text:p text:style-name="Standard"><text:span text:style-name="T1"><text:s text:c="2"/># The keep-alive period for an active network connection. If 0s, keep-alives</text:span></text:p>
      <text:p text:style-name="Standard"><text:span text:style-name="T1"><text:s text:c="2"/># are disabled. The default is 0 seconds.</text:span></text:p>
      <text:p text:style-name="Standard"><text:span text:style-name="T1"><text:s text:c="2"/>#keep_alive: 0</text:span></text:p>
      <text:p text:style-name="P1"/>
      <text:p text:style-name="Standard"><text:span text:style-name="T1"><text:s text:c="2"/># Sets the output compression codec. Must be one of none, snappy and gzip. The</text:span></text:p>
      <text:p text:style-name="Standard"><text:span text:style-name="T1"><text:s text:c="2"/># default is gzip.</text:span></text:p>
      <text:p text:style-name="Standard"><text:span text:style-name="T1"><text:s text:c="2"/>#compression: gzip</text:span></text:p>
      <text:p text:style-name="P1"/>
      <text:p text:style-name="Standard"><text:span text:style-name="T1"><text:s text:c="2"/># Set the compression level. Currently only gzip provides a compression level</text:span></text:p>
      <text:p text:style-name="Standard"><text:span text:style-name="T1"><text:s text:c="2"/># between 0 and 9. The default value is chosen by the compression algorithm.</text:span></text:p>
      <text:p text:style-name="Standard"><text:span text:style-name="T1"><text:s text:c="2"/>#compression_level: 4</text:span></text:p>
      <text:p text:style-name="P1"/>
      <text:p text:style-name="Standard"><text:span text:style-name="T1"><text:s text:c="2"/># The maximum permitted size of JSON-encoded messages. Bigger messages will be</text:span></text:p>
      <text:p text:style-name="Standard"><text:span text:style-name="T1"><text:s text:c="2"/># dropped. The default value is 1000000 (bytes). This value should be equal to</text:span></text:p>
      <text:p text:style-name="Standard"><text:span text:style-name="T1"><text:s text:c="2"/># or less than the broker's message.max.bytes.</text:span></text:p>
      <text:p text:style-name="Standard"><text:span text:style-name="T1"><text:s text:c="2"/>#max_message_bytes: 1000000</text:span></text:p>
      <text:p text:style-name="P1"/>
      <text:p text:style-name="Standard"><text:span text:style-name="T1"><text:s text:c="2"/># The ACK reliability level required from broker. 0=no response, 1=wait for</text:span></text:p>
      <text:p text:style-name="Standard"><text:span text:style-name="T1"><text:s text:c="2"/># local commit, -1=wait for all replicas to commit. The default is 1. <text:s/>Note:</text:span></text:p>
      <text:p text:style-name="Standard"><text:span text:style-name="T1"><text:s text:c="2"/># If set to 0, no ACKs are returned by Kafka. Messages might be lost silently</text:span></text:p>
      <text:p text:style-name="Standard"><text:span text:style-name="T1"><text:s text:c="2"/># on error.</text:span></text:p>
      <text:p text:style-name="Standard"><text:span text:style-name="T1"><text:s text:c="2"/>#required_acks: 1</text:span></text:p>
      <text:p text:style-name="P1"/>
      <text:p text:style-name="Standard"><text:span text:style-name="T1"><text:s text:c="2"/># The configurable ClientID used for logging, debugging, and auditing</text:span></text:p>
      <text:p text:style-name="Standard"><text:span text:style-name="T1"><text:s text:c="2"/># purposes. <text:s/>The default is "beats".</text:span></text:p>
      <text:p text:style-name="Standard"><text:span text:style-name="T1"><text:s text:c="2"/>#client_id: beats</text:span></text:p>
      <text:p text:style-name="P1"/>
      <text:p text:style-name="Standard"><text:span text:style-name="T1"><text:s text:c="2"/># Enable SSL support. SSL is automatically enabled if any SSL setting is set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Optional SSL configuration options. SSL is off by default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 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from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-based cipher suites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renegotiation are supported. Valid options are</text:span></text:p>
      <text:p text:style-name="Standard"><text:span text:style-name="T1"><text:s text:c="2"/># never, once, and freely. Default is never.</text:span></text:p>
      <text:p text:style-name="Standard"><text:span text:style-name="T1"><text:s text:c="2"/>#ssl.renegotiation: never</text:span></text:p>
      <text:p text:style-name="P1"/>
      <text:p text:style-name="Standard"><text:span text:style-name="T1">#------------------------------- Redis output ----------------------------------</text:span></text:p>
      <text:p text:style-name="Standard"><text:span text:style-name="T1">#output.redis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><text:soft-page-break/></text:p>
      <text:p text:style-name="Standard"><text:span text:style-name="T1"><text:s text:c="2"/># Configure JSON encoding</text:span></text:p>
      <text:p text:style-name="Standard"><text:span text:style-name="T1"><text:s text:c="2"/>#codec.json:</text:span></text:p>
      <text:p text:style-name="Standard"><text:span text:style-name="T1"><text:s text:c="4"/># Pretty print json event</text:span></text:p>
      <text:p text:style-name="Standard"><text:span text:style-name="T1"><text:s text:c="4"/>#pretty: false</text:span></text:p>
      <text:p text:style-name="P1"/>
      <text:p text:style-name="Standard"><text:span text:style-name="T1"><text:s text:c="4"/># Configure escaping HTML symbols in strings.</text:span></text:p>
      <text:p text:style-name="Standard"><text:span text:style-name="T1"><text:s text:c="4"/>#escape_html: false</text:span></text:p>
      <text:p text:style-name="P1"/>
      <text:p text:style-name="Standard"><text:span text:style-name="T1"><text:s text:c="2"/># The list of Redis servers to connect to. If load-balancing is enabled, the</text:span></text:p>
      <text:p text:style-name="Standard"><text:span text:style-name="T1"><text:s text:c="2"/># events are distributed to the servers in the list. If one server becomes</text:span></text:p>
      <text:p text:style-name="Standard"><text:span text:style-name="T1"><text:s text:c="2"/># unreachable, the events are distributed to the reachable servers only.</text:span></text:p>
      <text:p text:style-name="Standard"><text:span text:style-name="T1"><text:s text:c="2"/>#hosts: ["localhost:6379"]</text:span></text:p>
      <text:p text:style-name="P1"/>
      <text:p text:style-name="Standard"><text:span text:style-name="T1"><text:s text:c="2"/># The name of the Redis list or channel the events are published to. The</text:span></text:p>
      <text:p text:style-name="Standard"><text:span text:style-name="T1"><text:s text:c="2"/># default is filebeat.</text:span></text:p>
      <text:p text:style-name="Standard"><text:span text:style-name="T1"><text:s text:c="2"/>#key: filebeat</text:span></text:p>
      <text:p text:style-name="P1"/>
      <text:p text:style-name="Standard"><text:span text:style-name="T1"><text:s text:c="2"/># The password to authenticate to Redis with. The default is no authentication.</text:span></text:p>
      <text:p text:style-name="Standard"><text:span text:style-name="T1"><text:s text:c="2"/>#password:</text:span></text:p>
      <text:p text:style-name="P1"/>
      <text:p text:style-name="Standard"><text:span text:style-name="T1"><text:s text:c="2"/># The Redis database number where the events are published. The default is 0.</text:span></text:p>
      <text:p text:style-name="Standard"><text:span text:style-name="T1"><text:s text:c="2"/>#db: 0</text:span></text:p>
      <text:p text:style-name="P1"/>
      <text:p text:style-name="Standard"><text:span text:style-name="T1"><text:s text:c="2"/># The Redis data type to use for publishing events. If the data type is list,</text:span></text:p>
      <text:p text:style-name="Standard"><text:span text:style-name="T1"><text:s text:c="2"/># the Redis RPUSH command is used. If the data type is channel, the Redis</text:span></text:p>
      <text:p text:style-name="Standard"><text:span text:style-name="T1"><text:s text:c="2"/># PUBLISH command is used. The default value is list.</text:span></text:p>
      <text:p text:style-name="Standard"><text:span text:style-name="T1"><text:s text:c="2"/>#datatype: list</text:span></text:p>
      <text:p text:style-name="P1"/>
      <text:p text:style-name="Standard"><text:span text:style-name="T1"><text:s text:c="2"/># The number of workers to use for each host configured to publish events to</text:span></text:p>
      <text:p text:style-name="Standard"><text:span text:style-name="T1"><text:s text:c="2"/># Redis. Use this setting along with the loadbalance option. For example, if</text:span></text:p>
      <text:p text:style-name="Standard"><text:span text:style-name="T1"><text:s text:c="2"/># you have 2 hosts and 3 workers, in total 6 workers are started (3 for each</text:span></text:p>
      <text:p text:style-name="Standard"><text:span text:style-name="T1"><text:s text:c="2"/># host).</text:span></text:p>
      <text:p text:style-name="Standard"><text:span text:style-name="T1"><text:s text:c="2"/>#worker: 1</text:span></text:p>
      <text:p text:style-name="P1"/>
      <text:p text:style-name="Standard"><text:span text:style-name="T1"><text:s text:c="2"/># If set to true and multiple hosts or workers are configured, the output</text:span></text:p>
      <text:p text:style-name="Standard"><text:span text:style-name="T1"><text:s text:c="2"/># plugin load balances published events onto all Redis hosts. If set to false,</text:span></text:p>
      <text:p text:style-name="Standard"><text:span text:style-name="T1"><text:s text:c="2"/># the output plugin sends all events to only one host (determined at random)</text:span></text:p>
      <text:p text:style-name="Standard"><text:span text:style-name="T1"><text:s text:c="2"/># and will switch to another host if the currently selected one becomes</text:span></text:p>
      <text:p text:style-name="Standard"><text:span text:style-name="T1"><text:s text:c="2"/># unreachable. The default value is true.</text:span></text:p>
      <text:p text:style-name="Standard"><text:span text:style-name="T1"><text:s text:c="2"/>#loadbalance: true</text:span></text:p>
      <text:p text:style-name="P1"/>
      <text:p text:style-name="Standard"><text:span text:style-name="T1"><text:s text:c="2"/># The Redis connection timeout in seconds. The default is 5 seconds.</text:span></text:p>
      <text:p text:style-name="Standard"><text:span text:style-name="T1"><text:s text:c="2"/>#timeout: 5s</text:span></text:p>
      <text:p text:style-name="P1"/>
      <text:p text:style-name="Standard"><text:span text:style-name="T1"><text:s text:c="2"/># The number of times to retry publishing an event after a publishing failure.</text:span></text:p>
      <text:p text:style-name="Standard"><text:span text:style-name="T1"><text:s text:c="2"/># After the specified number of retries, the events are typically dropped.</text:span></text:p>
      <text:p text:style-name="Standard"><text:span text:style-name="T1"><text:s text:c="2"/># Some Beats, such as Filebeat, ignore the max_retries setting and retry until</text:span></text:p>
      <text:p text:style-name="Standard"><text:span text:style-name="T1"><text:s text:c="2"/># all events are published. Set max_retries to a value less than 0 to retry</text:span></text:p>
      <text:p text:style-name="Standard"><text:span text:style-name="T1"><text:s text:c="2"/># until all events are published. The default is 3.</text:span></text:p>
      <text:p text:style-name="Standard"><text:span text:style-name="T1"><text:s text:c="2"/>#max_retries: 3</text:span></text:p>
      <text:p text:style-name="P1"/>
      <text:p text:style-name="Standard"><text:span text:style-name="T1"><text:s text:c="2"/># The number of seconds to wait before trying to reconnect to Redis</text:span></text:p>
      <text:p text:style-name="Standard"><text:span text:style-name="T1"><text:s text:c="2"/># after a network error. After waiting backoff.init seconds, the Beat</text:span></text:p>
      <text:p text:style-name="Standard"><text:span text:style-name="T1"><text:s text:c="2"/># tries to reconnect. If the attempt fails, the backoff timer is increased</text:span></text:p>
      <text:p text:style-name="Standard"><text:span text:style-name="T1"><text:s text:c="2"/># exponentially up to backoff.max. After a successful connection, the backoff</text:span></text:p>
      <text:p text:style-name="Standard"><text:span text:style-name="T1"><text:s text:c="2"/># timer is reset. The default is 1s.</text:span></text:p>
      <text:p text:style-name="Standard"><text:span text:style-name="T1"><text:s text:c="2"/>#backoff.init: 1s</text:span></text:p>
      <text:p text:style-name="P1"/>
      <text:p text:style-name="Standard"><text:span text:style-name="T1"><text:s text:c="2"/># The maximum number of seconds to wait before attempting to connect to</text:span></text:p>
      <text:p text:style-name="Standard"><text:span text:style-name="T1"><text:s text:c="2"/># Redis after a network error. The default is 60s.</text:span></text:p>
      <text:p text:style-name="Standard"><text:span text:style-name="T1"><text:s text:c="2"/>#backoff.max: 60s</text:span></text:p>
      <text:p text:style-name="P1"/>
      <text:p text:style-name="Standard"><text:span text:style-name="T1"><text:s text:c="2"/># The maximum number of events to bulk in a single Redis request or pipeline.</text:span></text:p>
      <text:p text:style-name="Standard"><text:span text:style-name="T1"><text:s text:c="2"/># The default is 2048.</text:span></text:p>
      <text:p text:style-name="Standard"><text:span text:style-name="T1"><text:s text:c="2"/>#bulk_max_size: 2048</text:span></text:p>
      <text:p text:style-name="P1"/>
      <text:p text:style-name="Standard"><text:span text:style-name="T1"><text:s text:c="2"/># The URL of the SOCKS5 proxy to use when connecting to the Redis servers. The</text:span></text:p>
      <text:p text:style-name="Standard"><text:span text:style-name="T1"><text:s text:c="2"/># value must be a URL with a scheme of socks5://.</text:span></text:p>
      <text:p text:style-name="Standard"><text:span text:style-name="T1"><text:s text:c="2"/>#proxy_url:</text:span></text:p>
      <text:p text:style-name="P1"/>
      <text:p text:style-name="Standard"><text:span text:style-name="T1"><text:s text:c="2"/># This option determines whether Redis hostnames are resolved locally when</text:span></text:p>
      <text:p text:style-name="Standard"><text:span text:style-name="T1"><text:s text:c="2"/># using a proxy. The default value is false, which means that name resolution</text:span></text:p>
      <text:p text:style-name="Standard"><text:span text:style-name="T1"><text:s text:c="2"/># occurs on the proxy server.</text:span></text:p>
      <text:p text:style-name="Standard"><text:span text:style-name="T1"><text:s text:c="2"/>#proxy_use_local_resolver: false</text:span></text:p>
      <text:p text:style-name="P1"><text:soft-page-break/></text:p>
      <text:p text:style-name="Standard"><text:span text:style-name="T1"><text:s text:c="2"/># Enable SSL support. SSL is automatically enabled, if any SSL setting is set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 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Optional SSL configuration options. SSL is off by default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 based cipher suites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renegotiation are supported. Valid options are</text:span></text:p>
      <text:p text:style-name="Standard"><text:span text:style-name="T1"><text:s text:c="2"/># never, once, and freely. Default is never.</text:span></text:p>
      <text:p text:style-name="Standard"><text:span text:style-name="T1"><text:s text:c="2"/>#ssl.renegotiation: never</text:span></text:p>
      <text:p text:style-name="P1"/>
      <text:p text:style-name="Standard"><text:span text:style-name="T1">#------------------------------- File output -----------------------------------</text:span></text:p>
      <text:p text:style-name="Standard"><text:span text:style-name="T1">#output.file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/>
      <text:p text:style-name="Standard"><text:span text:style-name="T1"><text:s text:c="2"/># Configure JSON encoding</text:span></text:p>
      <text:p text:style-name="Standard"><text:span text:style-name="T1"><text:s text:c="2"/>#codec.json:</text:span></text:p>
      <text:p text:style-name="Standard"><text:span text:style-name="T1"><text:s text:c="4"/># Pretty-print JSON event</text:span></text:p>
      <text:p text:style-name="Standard"><text:span text:style-name="T1"><text:s text:c="4"/>#pretty: false</text:span></text:p>
      <text:p text:style-name="P1"/>
      <text:p text:style-name="Standard"><text:span text:style-name="T1"><text:s text:c="4"/># Configure escaping HTML symbols in strings.</text:span></text:p>
      <text:p text:style-name="Standard"><text:span text:style-name="T1"><text:s text:c="4"/>#escape_html: false</text:span></text:p>
      <text:p text:style-name="P1"/>
      <text:p text:style-name="Standard"><text:span text:style-name="T1"><text:s text:c="2"/># Path to the directory where to save the generated files. The option is</text:span></text:p>
      <text:p text:style-name="Standard"><text:span text:style-name="T1"><text:s text:c="2"/># mandatory.</text:span></text:p>
      <text:p text:style-name="Standard"><text:span text:style-name="T1"><text:s text:c="2"/>#path: "/tmp/filebeat"</text:span></text:p>
      <text:p text:style-name="P1"/>
      <text:p text:style-name="Standard"><text:span text:style-name="T1"><text:s text:c="2"/># Name of the generated files. The default is `filebeat` and it generates</text:span></text:p>
      <text:p text:style-name="Standard"><text:span text:style-name="T1"><text:s text:c="2"/># files: `filebeat`, `filebeat.1`, `filebeat.2`, etc.</text:span></text:p>
      <text:p text:style-name="Standard"><text:span text:style-name="T1"><text:s text:c="2"/>#filename: filebeat</text:span></text:p>
      <text:p text:style-name="P1"/>
      <text:p text:style-name="Standard"><text:span text:style-name="T1"><text:s text:c="2"/># Maximum size in kilobytes of each file. When this size is reached, and on</text:span></text:p>
      <text:p text:style-name="Standard"><text:span text:style-name="T1"><text:s text:c="2"/># every Filebeat restart, the files are rotated. The default value is 10240</text:span></text:p>
      <text:p text:style-name="Standard"><text:span text:style-name="T1"><text:s text:c="2"/># kB.</text:span></text:p>
      <text:p text:style-name="Standard"><text:span text:style-name="T1"><text:s text:c="2"/>#rotate_every_kb: 10000</text:span></text:p>
      <text:p text:style-name="P1"/>
      <text:p text:style-name="Standard"><text:span text:style-name="T1"><text:s text:c="2"/># Maximum number of files under path. When this number of files is reached,</text:span></text:p>
      <text:p text:style-name="Standard"><text:span text:style-name="T1"><text:s text:c="2"/># the oldest file is deleted and the rest are shifted from last to first. The</text:span></text:p>
      <text:p text:style-name="Standard"><text:span text:style-name="T1"><text:s text:c="2"/># default is 7 files.</text:span></text:p>
      <text:p text:style-name="Standard"><text:span text:style-name="T1"><text:s text:c="2"/>#number_of_files: 7</text:span></text:p>
      <text:p text:style-name="P1"/>
      <text:p text:style-name="Standard"><text:span text:style-name="T1"><text:s text:c="2"/># Permissions to use for file creation. The default is 0600.</text:span></text:p>
      <text:p text:style-name="Standard"><text:span text:style-name="T1"><text:s text:c="2"/>#permissions: 0600</text:span></text:p>
      <text:p text:style-name="P1"/>
      <text:p text:style-name="Standard"><text:span text:style-name="T1">#----------------------------- Console output ---------------------------------</text:span></text:p>
      <text:p text:style-name="Standard"><text:span text:style-name="T1">#output.console:</text:span></text:p>
      <text:p text:style-name="Standard"><text:span text:style-name="T1"><text:s text:c="2"/># Boolean flag to enable or disable the output module.</text:span></text:p>
      <text:p text:style-name="Standard"><text:span text:style-name="T1"><text:s text:c="2"/>#enabled: true</text:span></text:p>
      <text:p text:style-name="P1"><text:soft-page-break/></text:p>
      <text:p text:style-name="Standard"><text:span text:style-name="T1"><text:s text:c="2"/># Configure JSON encoding</text:span></text:p>
      <text:p text:style-name="Standard"><text:span text:style-name="T1"><text:s text:c="2"/>#codec.json:</text:span></text:p>
      <text:p text:style-name="Standard"><text:span text:style-name="T1"><text:s text:c="4"/># Pretty-print JSON event</text:span></text:p>
      <text:p text:style-name="Standard"><text:span text:style-name="T1"><text:s text:c="4"/>#pretty: false</text:span></text:p>
      <text:p text:style-name="P1"/>
      <text:p text:style-name="Standard"><text:span text:style-name="T1"><text:s text:c="4"/># Configure escaping HTML symbols in strings.</text:span></text:p>
      <text:p text:style-name="Standard"><text:span text:style-name="T1"><text:s text:c="4"/>#escape_html: false</text:span></text:p>
      <text:p text:style-name="P1"/>
      <text:p text:style-name="Standard"><text:span text:style-name="T1">#================================= Paths ======================================</text:span></text:p>
      <text:p text:style-name="P1"/>
      <text:p text:style-name="Standard"><text:span text:style-name="T1"># The home path for the Filebeat installation. This is the default base path</text:span></text:p>
      <text:p text:style-name="Standard"><text:span text:style-name="T1"># for all other path settings and for miscellaneous files that come with the</text:span></text:p>
      <text:p text:style-name="Standard"><text:span text:style-name="T1"># distribution (for example, the sample dashboards).</text:span></text:p>
      <text:p text:style-name="Standard"><text:span text:style-name="T1"># If not set by a CLI flag or in the configuration file, the default for the</text:span></text:p>
      <text:p text:style-name="Standard"><text:span text:style-name="T1"># home path is the location of the binary.</text:span></text:p>
      <text:p text:style-name="Standard"><text:span text:style-name="T1">#path.home:</text:span></text:p>
      <text:p text:style-name="P1"/>
      <text:p text:style-name="Standard"><text:span text:style-name="T1"># The configuration path for the Filebeat installation. This is the default</text:span></text:p>
      <text:p text:style-name="Standard"><text:span text:style-name="T1"># base path for configuration files, including the main YAML configuration file</text:span></text:p>
      <text:p text:style-name="Standard"><text:span text:style-name="T1"># and the Elasticsearch template file. If not set by a CLI flag or in the</text:span></text:p>
      <text:p text:style-name="Standard"><text:span text:style-name="T1"># configuration file, the default for the configuration path is the home path.</text:span></text:p>
      <text:p text:style-name="Standard"><text:span text:style-name="T1">#path.config: ${path.home}</text:span></text:p>
      <text:p text:style-name="P1"/>
      <text:p text:style-name="Standard"><text:span text:style-name="T1"># The data path for the Filebeat installation. This is the default base path</text:span></text:p>
      <text:p text:style-name="Standard"><text:span text:style-name="T1"># for all the files in which Filebeat needs to store its data. If not set by a</text:span></text:p>
      <text:p text:style-name="Standard"><text:span text:style-name="T1"># CLI flag or in the configuration file, the default for the data path is a data</text:span></text:p>
      <text:p text:style-name="Standard"><text:span text:style-name="T1"># subdirectory inside the home path.</text:span></text:p>
      <text:p text:style-name="Standard"><text:span text:style-name="T1">#path.data: ${path.home}/data</text:span></text:p>
      <text:p text:style-name="P1"/>
      <text:p text:style-name="Standard"><text:span text:style-name="T1"># The logs path for a Filebeat installation. This is the default location for</text:span></text:p>
      <text:p text:style-name="Standard"><text:span text:style-name="T1"># the Beat's log files. If not set by a CLI flag or in the configuration file,</text:span></text:p>
      <text:p text:style-name="Standard"><text:span text:style-name="T1"># the default for the logs path is a logs subdirectory inside the home path.</text:span></text:p>
      <text:p text:style-name="Standard"><text:span text:style-name="T1">#path.logs: ${path.home}/logs</text:span></text:p>
      <text:p text:style-name="P1"/>
      <text:p text:style-name="Standard"><text:span text:style-name="T1">#================================ Keystore ==========================================</text:span></text:p>
      <text:p text:style-name="Standard"><text:span text:style-name="T1"># Location of the Keystore containing the keys and their sensitive values.</text:span></text:p>
      <text:p text:style-name="Standard"><text:span text:style-name="T1">#keystore.path: "${path.config}/beats.keystore"</text:span></text:p>
      <text:p text:style-name="P1"/>
      <text:p text:style-name="Standard"><text:span text:style-name="T1">#============================== Dashboards =====================================</text:span></text:p>
      <text:p text:style-name="Standard"><text:span text:style-name="T1"># These settings control loading the sample dashboards to the Kibana index. Loading</text:span></text:p>
      <text:p text:style-name="Standard"><text:span text:style-name="T1"># the dashboards are disabled by default and can be enabled either by setting the</text:span></text:p>
      <text:p text:style-name="Standard"><text:span text:style-name="T1"># options here, or by using the `-setup` CLI flag or the `setup` command.</text:span></text:p>
      <text:p text:style-name="Standard"><text:span text:style-name="T1">#setup.dashboards.enabled: false</text:span></text:p>
      <text:p text:style-name="P1"/>
      <text:p text:style-name="Standard"><text:span text:style-name="T1"># The directory from where to read the dashboards. The default is the `kibana`</text:span></text:p>
      <text:p text:style-name="Standard"><text:span text:style-name="T1"># folder in the home path.</text:span></text:p>
      <text:p text:style-name="Standard"><text:span text:style-name="T1">#setup.dashboards.directory: ${path.home}/kibana</text:span></text:p>
      <text:p text:style-name="P1"/>
      <text:p text:style-name="Standard"><text:span text:style-name="T1"># The URL from where to download the dashboards archive. It is used instead of</text:span></text:p>
      <text:p text:style-name="Standard"><text:span text:style-name="T1"># the directory if it has a value.</text:span></text:p>
      <text:p text:style-name="Standard"><text:span text:style-name="T1">#setup.dashboards.url:</text:span></text:p>
      <text:p text:style-name="P1"/>
      <text:p text:style-name="Standard"><text:span text:style-name="T1"># The file archive (zip file) from where to read the dashboards. It is used instead</text:span></text:p>
      <text:p text:style-name="Standard"><text:span text:style-name="T1"># of the directory when it has a value.</text:span></text:p>
      <text:p text:style-name="Standard"><text:span text:style-name="T1">#setup.dashboards.file:</text:span></text:p>
      <text:p text:style-name="P1"/>
      <text:p text:style-name="Standard"><text:span text:style-name="T1"># In case the archive contains the dashboards from multiple Beats, this lets you</text:span></text:p>
      <text:p text:style-name="Standard"><text:span text:style-name="T1"># select which one to load. You can load all the dashboards in the archive by</text:span></text:p>
      <text:p text:style-name="Standard"><text:span text:style-name="T1"># setting this to the empty string.</text:span></text:p>
      <text:p text:style-name="Standard"><text:span text:style-name="T1">#setup.dashboards.beat: filebeat</text:span></text:p>
      <text:p text:style-name="P1"/>
      <text:p text:style-name="Standard"><text:span text:style-name="T1"># The name of the Kibana index to use for setting the configuration. Default is ".kibana"</text:span></text:p>
      <text:p text:style-name="Standard"><text:span text:style-name="T1">#setup.dashboards.kibana_index: .kibana</text:span></text:p>
      <text:p text:style-name="P1"/>
      <text:p text:style-name="Standard"><text:span text:style-name="T1"># The Elasticsearch index name. This overwrites the index name defined in the</text:span></text:p>
      <text:p text:style-name="Standard"><text:span text:style-name="T1"># dashboards and index pattern. Example: testbeat-*</text:span></text:p>
      <text:p text:style-name="Standard"><text:span text:style-name="T1">#setup.dashboards.index:</text:span></text:p>
      <text:p text:style-name="P1"/>
      <text:p text:style-name="Standard"><text:span text:style-name="T1"># Always use the Kibana API for loading the dashboards instead of autodetecting</text:span></text:p>
      <text:p text:style-name="Standard"><text:span text:style-name="T1"># how to install the dashboards by first querying Elasticsearch.</text:span></text:p>
      <text:p text:style-name="Standard"><text:span text:style-name="T1">#setup.dashboards.always_kibana: false</text:span></text:p>
      <text:p text:style-name="P1"/>
      <text:p text:style-name="Standard"><text:span text:style-name="T1"># If true and Kibana is not reachable at the time when dashboards are loaded,</text:span></text:p>
      <text:p text:style-name="Standard"><text:span text:style-name="T1"># it will retry to reconnect to Kibana instead of exiting with an error.</text:span></text:p>
      <text:p text:style-name="Standard"><text:soft-page-break/><text:span text:style-name="T1">#setup.dashboards.retry.enabled: false</text:span></text:p>
      <text:p text:style-name="P1"/>
      <text:p text:style-name="Standard"><text:span text:style-name="T1"># Duration interval between Kibana connection retries.</text:span></text:p>
      <text:p text:style-name="Standard"><text:span text:style-name="T1">#setup.dashboards.retry.interval: 1s</text:span></text:p>
      <text:p text:style-name="P1"/>
      <text:p text:style-name="Standard"><text:span text:style-name="T1"># Maximum number of retries before exiting with an error, 0 for unlimited retrying.</text:span></text:p>
      <text:p text:style-name="Standard"><text:span text:style-name="T1">#setup.dashboards.retry.maximum: 0</text:span></text:p>
      <text:p text:style-name="P1"/>
      <text:p text:style-name="P1"/>
      <text:p text:style-name="Standard"><text:span text:style-name="T1">#============================== Template =====================================</text:span></text:p>
      <text:p text:style-name="P1"/>
      <text:p text:style-name="Standard"><text:span text:style-name="T1"># A template is used to set the mapping in Elasticsearch</text:span></text:p>
      <text:p text:style-name="Standard"><text:span text:style-name="T1"># By default template loading is enabled and the template is loaded.</text:span></text:p>
      <text:p text:style-name="Standard"><text:span text:style-name="T1"># These settings can be adjusted to load your own template or overwrite existing ones.</text:span></text:p>
      <text:p text:style-name="P1"/>
      <text:p text:style-name="Standard"><text:span text:style-name="T1"># Set to false to disable template loading.</text:span></text:p>
      <text:p text:style-name="Standard"><text:span text:style-name="T1">#setup.template.enabled: true</text:span></text:p>
      <text:p text:style-name="P1"/>
      <text:p text:style-name="Standard"><text:span text:style-name="T1"># Template name. By default the template name is "filebeat-%{[agent.version]}"</text:span></text:p>
      <text:p text:style-name="Standard"><text:span text:style-name="T1"># The template name and pattern has to be set in case the Elasticsearch index pattern is modified.</text:span></text:p>
      <text:p text:style-name="Standard"><text:span text:style-name="T1">#setup.template.name: "filebeat-%{[agent.version]}"</text:span></text:p>
      <text:p text:style-name="P1"/>
      <text:p text:style-name="Standard"><text:span text:style-name="T1"># Template pattern. By default the template pattern is "-%{[agent.version]}-*" to apply to the default index settings.</text:span></text:p>
      <text:p text:style-name="Standard"><text:span text:style-name="T1"># The first part is the version of the beat and then -* is used to match all daily indices.</text:span></text:p>
      <text:p text:style-name="Standard"><text:span text:style-name="T1"># The template name and pattern has to be set in case the Elasticsearch index pattern is modified.</text:span></text:p>
      <text:p text:style-name="Standard"><text:span text:style-name="T1">#setup.template.pattern: "filebeat-%{[agent.version]}-*"</text:span></text:p>
      <text:p text:style-name="P1"/>
      <text:p text:style-name="Standard"><text:span text:style-name="T1"># Path to fields.yml file to generate the template</text:span></text:p>
      <text:p text:style-name="Standard"><text:span text:style-name="T1">#setup.template.fields: "${path.config}/fields.yml"</text:span></text:p>
      <text:p text:style-name="P1"/>
      <text:p text:style-name="Standard"><text:span text:style-name="T1"># A list of fields to be added to the template and Kibana index pattern. Also</text:span></text:p>
      <text:p text:style-name="Standard"><text:span text:style-name="T1"># specify setup.template.overwrite: true to overwrite the existing template.</text:span></text:p>
      <text:p text:style-name="Standard"><text:span text:style-name="T1"># This setting is experimental.</text:span></text:p>
      <text:p text:style-name="Standard"><text:span text:style-name="T1">#setup.template.append_fields:</text:span></text:p>
      <text:p text:style-name="Standard"><text:span text:style-name="T1">#- name: field_name</text:span></text:p>
      <text:p text:style-name="Standard"><text:span text:style-name="T1"># <text:s/>type: field_type</text:span></text:p>
      <text:p text:style-name="P1"/>
      <text:p text:style-name="Standard"><text:span text:style-name="T1"># Enable JSON template loading. If this is enabled, the fields.yml is ignored.</text:span></text:p>
      <text:p text:style-name="Standard"><text:span text:style-name="T1">#setup.template.json.enabled: false</text:span></text:p>
      <text:p text:style-name="P1"/>
      <text:p text:style-name="Standard"><text:span text:style-name="T1"># Path to the JSON template file</text:span></text:p>
      <text:p text:style-name="Standard"><text:span text:style-name="T1">#setup.template.json.path: "${path.config}/template.json"</text:span></text:p>
      <text:p text:style-name="P1"/>
      <text:p text:style-name="Standard"><text:span text:style-name="T1"># Name under which the template is stored in Elasticsearch</text:span></text:p>
      <text:p text:style-name="Standard"><text:span text:style-name="T1">#setup.template.json.name: ""</text:span></text:p>
      <text:p text:style-name="P1"/>
      <text:p text:style-name="Standard"><text:span text:style-name="T1"># Overwrite existing template</text:span></text:p>
      <text:p text:style-name="Standard"><text:span text:style-name="T1">#setup.template.overwrite: false</text:span></text:p>
      <text:p text:style-name="P1"/>
      <text:p text:style-name="Standard"><text:span text:style-name="T1"># Elasticsearch template settings</text:span></text:p>
      <text:p text:style-name="Standard"><text:span text:style-name="T1">setup.template.settings:</text:span></text:p>
      <text:p text:style-name="P1"/>
      <text:p text:style-name="Standard"><text:span text:style-name="T1"><text:s text:c="2"/># A dictionary of settings to place into the settings.index dictionary</text:span></text:p>
      <text:p text:style-name="Standard"><text:span text:style-name="T1"><text:s text:c="2"/># of the Elasticsearch template. For more details, please check</text:span></text:p>
      <text:p text:style-name="Standard"><text:span text:style-name="T1"><text:s text:c="2"/># https://www.elastic.co/guide/en/elasticsearch/reference/current/mapping.html</text:span></text:p>
      <text:p text:style-name="Standard"><text:span text:style-name="T1"><text:s text:c="2"/>#index:</text:span></text:p>
      <text:p text:style-name="Standard"><text:span text:style-name="T1"><text:s text:c="4"/>#number_of_shards: 1</text:span></text:p>
      <text:p text:style-name="Standard"><text:span text:style-name="T1"><text:s text:c="4"/>#codec: best_compression</text:span></text:p>
      <text:p text:style-name="Standard"><text:span text:style-name="T1"><text:s text:c="4"/>#number_of_routing_shards: 30</text:span></text:p>
      <text:p text:style-name="P1"/>
      <text:p text:style-name="Standard"><text:span text:style-name="T1"><text:s text:c="2"/># A dictionary of settings for the _source field. For more details, please check</text:span></text:p>
      <text:p text:style-name="Standard"><text:span text:style-name="T1"><text:s text:c="2"/># https://www.elastic.co/guide/en/elasticsearch/reference/current/mapping-source-field.html</text:span></text:p>
      <text:p text:style-name="Standard"><text:span text:style-name="T1"><text:s text:c="2"/>#_source:</text:span></text:p>
      <text:p text:style-name="Standard"><text:span text:style-name="T1"><text:s text:c="4"/>#enabled: false</text:span></text:p>
      <text:p text:style-name="P1"/>
      <text:p text:style-name="Standard"><text:span text:style-name="T1">#============================== Setup ILM =====================================</text:span></text:p>
      <text:p text:style-name="P1"/>
      <text:p text:style-name="Standard"><text:span text:style-name="T1"># Configure index lifecycle management (ILM). These settings create a write</text:span></text:p>
      <text:p text:style-name="Standard"><text:span text:style-name="T1"># alias and add additional settings to the index template. When ILM is enabled,</text:span></text:p>
      <text:p text:style-name="Standard"><text:span text:style-name="T1"># output.elasticsearch.index is ignored, and the write alias is used to set the</text:span></text:p>
      <text:p text:style-name="Standard"><text:span text:style-name="T1"># index name.</text:span></text:p>
      <text:p text:style-name="P1"><text:soft-page-break/></text:p>
      <text:p text:style-name="Standard"><text:span text:style-name="T1"># Enable ILM support. Valid values are true, false, and auto. When set to auto</text:span></text:p>
      <text:p text:style-name="Standard"><text:span text:style-name="T1"># (the default), the Beat uses index lifecycle management when it connects to a</text:span></text:p>
      <text:p text:style-name="Standard"><text:span text:style-name="T1"># cluster that supports ILM; otherwise, it creates daily indices.</text:span></text:p>
      <text:p text:style-name="Standard"><text:span text:style-name="T1">#setup.ilm.enabled: auto</text:span></text:p>
      <text:p text:style-name="P1"/>
      <text:p text:style-name="Standard"><text:span text:style-name="T1"># Set the prefix used in the index lifecycle write alias name. The default alias</text:span></text:p>
      <text:p text:style-name="Standard"><text:span text:style-name="T1"># name is 'filebeat-%{[agent.version]}'.</text:span></text:p>
      <text:p text:style-name="Standard"><text:span text:style-name="T1">#setup.ilm.rollover_alias: "filebeat"</text:span></text:p>
      <text:p text:style-name="P1"/>
      <text:p text:style-name="Standard"><text:span text:style-name="T1"># Set the rollover index pattern. The default is "%{now/d}-000001".</text:span></text:p>
      <text:p text:style-name="Standard"><text:span text:style-name="T1">#setup.ilm.pattern: "{now/d}-000001"</text:span></text:p>
      <text:p text:style-name="P1"/>
      <text:p text:style-name="Standard"><text:span text:style-name="T1"># Set the lifecycle policy name. The default policy name is</text:span></text:p>
      <text:p text:style-name="Standard"><text:span text:style-name="T1"># 'filebeat-%{[agent.version]}'.</text:span></text:p>
      <text:p text:style-name="Standard"><text:span text:style-name="T1">#setup.ilm.policy_name: "mypolicy"</text:span></text:p>
      <text:p text:style-name="P1"/>
      <text:p text:style-name="Standard"><text:span text:style-name="T1"># The path to a JSON file that contains a lifecycle policy configuration. Used</text:span></text:p>
      <text:p text:style-name="Standard"><text:span text:style-name="T1"># to load your own lifecycle policy.</text:span></text:p>
      <text:p text:style-name="Standard"><text:span text:style-name="T1">#setup.ilm.policy_file:</text:span></text:p>
      <text:p text:style-name="P1"/>
      <text:p text:style-name="Standard"><text:span text:style-name="T1"># Disable the check for an existing lifecycle policy. The default is false. If</text:span></text:p>
      <text:p text:style-name="Standard"><text:span text:style-name="T1"># you disable this check, set setup.ilm.overwrite: true so the lifecycle policy</text:span></text:p>
      <text:p text:style-name="Standard"><text:span text:style-name="T1"># can be installed.</text:span></text:p>
      <text:p text:style-name="Standard"><text:span text:style-name="T1">#setup.ilm.check_exists: false</text:span></text:p>
      <text:p text:style-name="P1"/>
      <text:p text:style-name="Standard"><text:span text:style-name="T1"># Overwrite the lifecycle policy at startup. The default is false.</text:span></text:p>
      <text:p text:style-name="Standard"><text:span text:style-name="T1">#setup.ilm.overwrite: false</text:span></text:p>
      <text:p text:style-name="P1"/>
      <text:p text:style-name="Standard"><text:span text:style-name="T1">#============================== Kibana =====================================</text:span></text:p>
      <text:p text:style-name="P1"/>
      <text:p text:style-name="Standard"><text:span text:style-name="T1"># Starting with Beats version 6.0.0, the dashboards are loaded via the Kibana API.</text:span></text:p>
      <text:p text:style-name="Standard"><text:span text:style-name="T1"># This requires a Kibana endpoint configuration.</text:span></text:p>
      <text:p text:style-name="Standard"><text:span text:style-name="T1">setup.kibana:</text:span></text:p>
      <text:p text:style-name="Standard"><text:span text:style-name="T1"><text:s text:c="2"/>host: "10.1.0.4:5601" # TODO: Change this to the IP address of your ELK server</text:span></text:p>
      <text:p text:style-name="Standard"><text:span text:style-name="T1"><text:s text:c="2"/># Kibana Host</text:span></text:p>
      <text:p text:style-name="Standard"><text:span text:style-name="T1"><text:s text:c="2"/># Scheme and port can be left out and will be set to the default (http and 5601)</text:span></text:p>
      <text:p text:style-name="Standard"><text:span text:style-name="T1"><text:s text:c="2"/># In case you specify and additional path, the scheme is required: http://localhost:5601/path</text:span></text:p>
      <text:p text:style-name="Standard"><text:span text:style-name="T1"><text:s text:c="2"/># IPv6 addresses should always be defined as: https://[2001:db8::1]:5601</text:span></text:p>
      <text:p text:style-name="Standard"><text:span text:style-name="T1"><text:s text:c="2"/>#host: "localhost:5601"</text:span></text:p>
      <text:p text:style-name="P1"/>
      <text:p text:style-name="Standard"><text:span text:style-name="T1"><text:s text:c="2"/># Optional protocol and basic auth credentials.</text:span></text:p>
      <text:p text:style-name="Standard"><text:span text:style-name="T1"><text:s text:c="2"/>#protocol: "https"</text:span></text:p>
      <text:p text:style-name="Standard"><text:span text:style-name="T1"><text:s text:c="2"/>#username: "elastic"</text:span></text:p>
      <text:p text:style-name="Standard"><text:span text:style-name="T1"><text:s text:c="2"/>#password: "changeme"</text:span></text:p>
      <text:p text:style-name="P1"/>
      <text:p text:style-name="Standard"><text:span text:style-name="T1"><text:s text:c="2"/># Optional HTTP path</text:span></text:p>
      <text:p text:style-name="Standard"><text:span text:style-name="T1"><text:s text:c="2"/>#path: ""</text:span></text:p>
      <text:p text:style-name="P1"/>
      <text:p text:style-name="Standard"><text:span text:style-name="T1"><text:s text:c="2"/># Use SSL settings for HTTPS. Default is true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 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from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SSL configuration. The default is off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><text:soft-page-break/></text:p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-based cipher suites</text:span></text:p>
      <text:p text:style-name="Standard"><text:span text:style-name="T1"><text:s text:c="2"/>#ssl.curve_types: []</text:span></text:p>
      <text:p text:style-name="P1"/>
      <text:p text:style-name="P1"/>
      <text:p text:style-name="P1"/>
      <text:p text:style-name="Standard"><text:span text:style-name="T1">#================================ Logging ======================================</text:span></text:p>
      <text:p text:style-name="Standard"><text:span text:style-name="T1"># There are four options for the log output: file, stderr, syslog, eventlog</text:span></text:p>
      <text:p text:style-name="Standard"><text:span text:style-name="T1"># The file output is the default.</text:span></text:p>
      <text:p text:style-name="P1"/>
      <text:p text:style-name="Standard"><text:span text:style-name="T1"># Sets log level. The default log level is info.</text:span></text:p>
      <text:p text:style-name="Standard"><text:span text:style-name="T1"># Available log levels are: error, warning, info, debug</text:span></text:p>
      <text:p text:style-name="Standard"><text:span text:style-name="T1">#logging.level: info</text:span></text:p>
      <text:p text:style-name="P1"/>
      <text:p text:style-name="Standard"><text:span text:style-name="T1"># Enable debug output for selected components. To enable all selectors use ["*"]</text:span></text:p>
      <text:p text:style-name="Standard"><text:span text:style-name="T1"># Other available selectors are "beat", "publish", "service"</text:span></text:p>
      <text:p text:style-name="Standard"><text:span text:style-name="T1"># Multiple selectors can be chained.</text:span></text:p>
      <text:p text:style-name="Standard"><text:span text:style-name="T1">#logging.selectors: [ ]</text:span></text:p>
      <text:p text:style-name="P1"/>
      <text:p text:style-name="Standard"><text:span text:style-name="T1"># Send all logging output to stderr. The default is false.</text:span></text:p>
      <text:p text:style-name="Standard"><text:span text:style-name="T1">#logging.to_stderr: false</text:span></text:p>
      <text:p text:style-name="P1"/>
      <text:p text:style-name="Standard"><text:span text:style-name="T1"># Send all logging output to syslog. The default is false.</text:span></text:p>
      <text:p text:style-name="Standard"><text:span text:style-name="T1">#logging.to_syslog: false</text:span></text:p>
      <text:p text:style-name="P1"/>
      <text:p text:style-name="Standard"><text:span text:style-name="T1"># Send all logging output to Windows Event Logs. The default is false.</text:span></text:p>
      <text:p text:style-name="Standard"><text:span text:style-name="T1">#logging.to_eventlog: false</text:span></text:p>
      <text:p text:style-name="P1"/>
      <text:p text:style-name="Standard"><text:span text:style-name="T1"># If enabled, Filebeat periodically logs its internal metrics that have changed</text:span></text:p>
      <text:p text:style-name="Standard"><text:span text:style-name="T1"># in the last period. For each metric that changed, the delta from the value at</text:span></text:p>
      <text:p text:style-name="Standard"><text:span text:style-name="T1"># the beginning of the period is logged. Also, the total values for</text:span></text:p>
      <text:p text:style-name="Standard"><text:span text:style-name="T1"># all non-zero internal metrics are logged on shutdown. The default is true.</text:span></text:p>
      <text:p text:style-name="Standard"><text:span text:style-name="T1">#logging.metrics.enabled: true</text:span></text:p>
      <text:p text:style-name="P1"/>
      <text:p text:style-name="Standard"><text:span text:style-name="T1"># The period after which to log the internal metrics. The default is 30s.</text:span></text:p>
      <text:p text:style-name="Standard"><text:span text:style-name="T1">#logging.metrics.period: 30s</text:span></text:p>
      <text:p text:style-name="P1"/>
      <text:p text:style-name="Standard"><text:span text:style-name="T1"># Logging to rotating files. Set logging.to_files to false to disable logging to</text:span></text:p>
      <text:p text:style-name="Standard"><text:span text:style-name="T1"># files.</text:span></text:p>
      <text:p text:style-name="Standard"><text:span text:style-name="T1">logging.to_files: true</text:span></text:p>
      <text:p text:style-name="Standard"><text:span text:style-name="T1">logging.files:</text:span></text:p>
      <text:p text:style-name="Standard"><text:span text:style-name="T1"><text:s text:c="2"/># Configure the path where the logs are written. The default is the logs directory</text:span></text:p>
      <text:p text:style-name="Standard"><text:span text:style-name="T1"><text:s text:c="2"/># under the home path (the binary location).</text:span></text:p>
      <text:p text:style-name="Standard"><text:span text:style-name="T1"><text:s text:c="2"/>#path: /var/log/filebeat</text:span></text:p>
      <text:p text:style-name="P1"/>
      <text:p text:style-name="Standard"><text:span text:style-name="T1"><text:s text:c="2"/># The name of the files where the logs are written to.</text:span></text:p>
      <text:p text:style-name="Standard"><text:span text:style-name="T1"><text:s text:c="2"/>#name: filebeat</text:span></text:p>
      <text:p text:style-name="P1"/>
      <text:p text:style-name="Standard"><text:span text:style-name="T1"><text:s text:c="2"/># Configure log file size limit. If limit is reached, log file will be</text:span></text:p>
      <text:p text:style-name="Standard"><text:span text:style-name="T1"><text:s text:c="2"/># automatically rotated</text:span></text:p>
      <text:p text:style-name="Standard"><text:span text:style-name="T1"><text:s text:c="2"/>#rotateeverybytes: 10485760 # = 10MB</text:span></text:p>
      <text:p text:style-name="P1"/>
      <text:p text:style-name="Standard"><text:span text:style-name="T1"><text:s text:c="2"/># Number of rotated log files to keep. Oldest files will be deleted first.</text:span></text:p>
      <text:p text:style-name="Standard"><text:span text:style-name="T1"><text:s text:c="2"/>#keepfiles: 7</text:span></text:p>
      <text:p text:style-name="P1"/>
      <text:p text:style-name="Standard"><text:span text:style-name="T1"><text:s text:c="2"/># The permissions mask to apply when rotating log files. The default value is 0600.</text:span></text:p>
      <text:p text:style-name="Standard"><text:span text:style-name="T1"><text:s text:c="2"/># Must be a valid Unix-style file permissions mask expressed in octal notation.</text:span></text:p>
      <text:p text:style-name="Standard"><text:span text:style-name="T1"><text:s text:c="2"/>#permissions: 0600</text:span></text:p>
      <text:p text:style-name="P1"/>
      <text:p text:style-name="Standard"><text:span text:style-name="T1"><text:s text:c="2"/># Enable log file rotation on time intervals in addition to size-based rotation.</text:span></text:p>
      <text:p text:style-name="Standard"><text:span text:style-name="T1"><text:s text:c="2"/># Intervals must be at least 1s. Values of 1m, 1h, 24h, 7*24h, 30*24h, and 365*24h</text:span></text:p>
      <text:p text:style-name="Standard"><text:span text:style-name="T1"><text:s text:c="2"/># are boundary-aligned with minutes, hours, days, weeks, months, and years as</text:span></text:p>
      <text:p text:style-name="Standard"><text:span text:style-name="T1"><text:s text:c="2"/># reported by the local system clock. All other intervals are calculated from the</text:span></text:p>
      <text:p text:style-name="Standard"><text:span text:style-name="T1"><text:s text:c="2"/># Unix epoch. Defaults to disabled.</text:span></text:p>
      <text:p text:style-name="Standard"><text:span text:style-name="T1"><text:s text:c="2"/>#interval: 0</text:span></text:p>
      <text:p text:style-name="P1"/>
      <text:p text:style-name="Standard"><text:span text:style-name="T1"><text:s text:c="2"/># Rotate existing logs on startup rather than appending to the existing</text:span></text:p>
      <text:p text:style-name="Standard"><text:span text:style-name="T1"><text:s text:c="2"/># file. Defaults to true.</text:span></text:p>
      <text:p text:style-name="Standard"><text:span text:style-name="T1"><text:s text:c="2"/># rotateonstartup: true</text:span></text:p>
      <text:p text:style-name="P1"/>
      <text:p text:style-name="Standard"><text:span text:style-name="T1"># Set to true to log messages in JSON format.</text:span></text:p>
      <text:p text:style-name="Standard"><text:span text:style-name="T1">#logging.json: false</text:span></text:p>
      <text:p text:style-name="P1"><text:soft-page-break/></text:p>
      <text:p text:style-name="P1"/>
      <text:p text:style-name="Standard"><text:span text:style-name="T1">#============================== X-Pack Monitoring ===============================</text:span></text:p>
      <text:p text:style-name="Standard"><text:span text:style-name="T1"># Filebeat can export internal metrics to a central Elasticsearch monitoring</text:span></text:p>
      <text:p text:style-name="Standard"><text:span text:style-name="T1"># cluster. <text:s/>This requires xpack monitoring to be enabled in Elasticsearch. <text:s/>The</text:span></text:p>
      <text:p text:style-name="Standard"><text:span text:style-name="T1"># reporting is disabled by default.</text:span></text:p>
      <text:p text:style-name="P1"/>
      <text:p text:style-name="Standard"><text:span text:style-name="T1"># Set to true to enable the monitoring reporter.</text:span></text:p>
      <text:p text:style-name="Standard"><text:span text:style-name="T1">#monitoring.enabled: false</text:span></text:p>
      <text:p text:style-name="P1"/>
      <text:p text:style-name="Standard"><text:span text:style-name="T1"># Sets the UUID of the Elasticsearch cluster under which monitoring data for this</text:span></text:p>
      <text:p text:style-name="Standard"><text:span text:style-name="T1"># Filebeat instance will appear in the Stack Monitoring UI. If output.elasticsearch</text:span></text:p>
      <text:p text:style-name="Standard"><text:span text:style-name="T1"># is enabled, the UUID is derived from the Elasticsearch cluster referenced by output.elasticsearch.</text:span></text:p>
      <text:p text:style-name="Standard"><text:span text:style-name="T1">#monitoring.cluster_uuid:</text:span></text:p>
      <text:p text:style-name="P1"/>
      <text:p text:style-name="Standard"><text:span text:style-name="T1"># Uncomment to send the metrics to Elasticsearch. Most settings from the</text:span></text:p>
      <text:p text:style-name="Standard"><text:span text:style-name="T1"># Elasticsearch output are accepted here as well.</text:span></text:p>
      <text:p text:style-name="Standard"><text:span text:style-name="T1"># Note that the settings should point to your Elasticsearch *monitoring* cluster.</text:span></text:p>
      <text:p text:style-name="Standard"><text:span text:style-name="T1"># Any setting that is not set is automatically inherited from the Elasticsearch</text:span></text:p>
      <text:p text:style-name="Standard"><text:span text:style-name="T1"># output configuration, so if you have the Elasticsearch output configured such</text:span></text:p>
      <text:p text:style-name="Standard"><text:span text:style-name="T1"># that it is pointing to your Elasticsearch monitoring cluster, you can simply</text:span></text:p>
      <text:p text:style-name="Standard"><text:span text:style-name="T1"># uncomment the following line.</text:span></text:p>
      <text:p text:style-name="Standard"><text:span text:style-name="T1">#monitoring.elasticsearch:</text:span></text:p>
      <text:p text:style-name="P1"/>
      <text:p text:style-name="Standard"><text:span text:style-name="T1"><text:s text:c="2"/># Array of hosts to connect to.</text:span></text:p>
      <text:p text:style-name="Standard"><text:span text:style-name="T1"><text:s text:c="2"/># Scheme and port can be left out and will be set to the default (http and 9200)</text:span></text:p>
      <text:p text:style-name="Standard"><text:span text:style-name="T1"><text:s text:c="2"/># In case you specify and additional path, the scheme is required: http://localhost:9200/path</text:span></text:p>
      <text:p text:style-name="Standard"><text:span text:style-name="T1"><text:s text:c="2"/># IPv6 addresses should always be defined as: https://[2001:db8::1]:9200</text:span></text:p>
      <text:p text:style-name="Standard"><text:span text:style-name="T1"><text:s text:c="2"/>#hosts: ["localhost:9200"]</text:span></text:p>
      <text:p text:style-name="P1"/>
      <text:p text:style-name="Standard"><text:span text:style-name="T1"><text:s text:c="2"/># Set gzip compression level.</text:span></text:p>
      <text:p text:style-name="Standard"><text:span text:style-name="T1"><text:s text:c="2"/>#compression_level: 0</text:span></text:p>
      <text:p text:style-name="P1"/>
      <text:p text:style-name="Standard"><text:span text:style-name="T1"><text:s text:c="2"/># Optional protocol and basic auth credentials.</text:span></text:p>
      <text:p text:style-name="Standard"><text:span text:style-name="T1"><text:s text:c="2"/>#protocol: "https"</text:span></text:p>
      <text:p text:style-name="Standard"><text:span text:style-name="T1"><text:s text:c="2"/>#username: "beats_system"</text:span></text:p>
      <text:p text:style-name="Standard"><text:span text:style-name="T1"><text:s text:c="2"/>#password: "changeme"</text:span></text:p>
      <text:p text:style-name="P1"/>
      <text:p text:style-name="Standard"><text:span text:style-name="T1"><text:s text:c="2"/># Dictionary of HTTP parameters to pass within the URL with index operations.</text:span></text:p>
      <text:p text:style-name="Standard"><text:span text:style-name="T1"><text:s text:c="2"/>#parameters:</text:span></text:p>
      <text:p text:style-name="Standard"><text:span text:style-name="T1"><text:s text:c="4"/>#param1: value1</text:span></text:p>
      <text:p text:style-name="Standard"><text:span text:style-name="T1"><text:s text:c="4"/>#param2: value2</text:span></text:p>
      <text:p text:style-name="P1"/>
      <text:p text:style-name="Standard"><text:span text:style-name="T1"><text:s text:c="2"/># Custom HTTP headers to add to each request</text:span></text:p>
      <text:p text:style-name="Standard"><text:span text:style-name="T1"><text:s text:c="2"/>#headers:</text:span></text:p>
      <text:p text:style-name="Standard"><text:span text:style-name="T1"><text:s text:c="2"/># <text:s/>X-My-Header: Contents of the header</text:span></text:p>
      <text:p text:style-name="P1"/>
      <text:p text:style-name="Standard"><text:span text:style-name="T1"><text:s text:c="2"/># Proxy server url</text:span></text:p>
      <text:p text:style-name="Standard"><text:span text:style-name="T1"><text:s text:c="2"/>#proxy_url: http://proxy:3128</text:span></text:p>
      <text:p text:style-name="P1"/>
      <text:p text:style-name="Standard"><text:span text:style-name="T1"><text:s text:c="2"/># The number of times a particular Elasticsearch index operation is attempted. If</text:span></text:p>
      <text:p text:style-name="Standard"><text:span text:style-name="T1"><text:s text:c="2"/># the indexing operation doesn't succeed after this many retries, the events are</text:span></text:p>
      <text:p text:style-name="Standard"><text:span text:style-name="T1"><text:s text:c="2"/># dropped. The default is 3.</text:span></text:p>
      <text:p text:style-name="Standard"><text:span text:style-name="T1"><text:s text:c="2"/>#max_retries: 3</text:span></text:p>
      <text:p text:style-name="P1"/>
      <text:p text:style-name="Standard"><text:span text:style-name="T1"><text:s text:c="2"/># The maximum number of events to bulk in a single Elasticsearch bulk API index request.</text:span></text:p>
      <text:p text:style-name="Standard"><text:span text:style-name="T1"><text:s text:c="2"/># The default is 50.</text:span></text:p>
      <text:p text:style-name="Standard"><text:span text:style-name="T1"><text:s text:c="2"/>#bulk_max_size: 50</text:span></text:p>
      <text:p text:style-name="P1"/>
      <text:p text:style-name="Standard"><text:span text:style-name="T1"><text:s text:c="2"/># The number of seconds to wait before trying to reconnect to Elasticsearch</text:span></text:p>
      <text:p text:style-name="Standard"><text:span text:style-name="T1"><text:s text:c="2"/># after a network error. After waiting backoff.init seconds, the Beat</text:span></text:p>
      <text:p text:style-name="Standard"><text:span text:style-name="T1"><text:s text:c="2"/># tries to reconnect. If the attempt fails, the backoff timer is increased</text:span></text:p>
      <text:p text:style-name="Standard"><text:span text:style-name="T1"><text:s text:c="2"/># exponentially up to backoff.max. After a successful connection, the backoff</text:span></text:p>
      <text:p text:style-name="Standard"><text:span text:style-name="T1"><text:s text:c="2"/># timer is reset. The default is 1s.</text:span></text:p>
      <text:p text:style-name="Standard"><text:span text:style-name="T1"><text:s text:c="2"/>#backoff.init: 1s</text:span></text:p>
      <text:p text:style-name="P1"/>
      <text:p text:style-name="Standard"><text:span text:style-name="T1"><text:s text:c="2"/># The maximum number of seconds to wait before attempting to connect to</text:span></text:p>
      <text:p text:style-name="Standard"><text:span text:style-name="T1"><text:s text:c="2"/># Elasticsearch after a network error. The default is 60s.</text:span></text:p>
      <text:p text:style-name="Standard"><text:span text:style-name="T1"><text:s text:c="2"/>#backoff.max: 60s</text:span></text:p>
      <text:p text:style-name="P1"/>
      <text:p text:style-name="Standard"><text:span text:style-name="T1"><text:s text:c="2"/># Configure HTTP request timeout before failing an request to Elasticsearch.</text:span></text:p>
      <text:p text:style-name="Standard"><text:span text:style-name="T1"><text:s text:c="2"/>#timeout: 90</text:span></text:p>
      <text:p text:style-name="P1"/>
      <text:p text:style-name="Standard"><text:soft-page-break/><text:span text:style-name="T1"><text:s text:c="2"/># Use SSL settings for HTTPS.</text:span></text:p>
      <text:p text:style-name="Standard"><text:span text:style-name="T1"><text:s text:c="2"/>#ssl.enabled: true</text:span></text:p>
      <text:p text:style-name="P1"/>
      <text:p text:style-name="Standard"><text:span text:style-name="T1"><text:s text:c="2"/># Configure SSL verification mode. If `none` is configured, all server hosts</text:span></text:p>
      <text:p text:style-name="Standard"><text:span text:style-name="T1"><text:s text:c="2"/># and certificates will be accepted. In this mode, SSL based connections are</text:span></text:p>
      <text:p text:style-name="Standard"><text:span text:style-name="T1"><text:s text:c="2"/># susceptible to man-in-the-middle attacks. Use only for testing. Default is</text:span></text:p>
      <text:p text:style-name="Standard"><text:span text:style-name="T1"><text:s text:c="2"/># `full`.</text:span></text:p>
      <text:p text:style-name="Standard"><text:span text:style-name="T1"><text:s text:c="2"/>#ssl.verification_mode: full</text:span></text:p>
      <text:p text:style-name="P1"/>
      <text:p text:style-name="Standard"><text:span text:style-name="T1"><text:s text:c="2"/># List of supported/valid TLS versions. By default all TLS versions from 1.0 up to</text:span></text:p>
      <text:p text:style-name="Standard"><text:span text:style-name="T1"><text:s text:c="2"/># 1.2 are enabled.</text:span></text:p>
      <text:p text:style-name="Standard"><text:span text:style-name="T1"><text:s text:c="2"/>#ssl.supported_protocols: [TLSv1.0, TLSv1.1, TLSv1.2]</text:span></text:p>
      <text:p text:style-name="P1"/>
      <text:p text:style-name="Standard"><text:span text:style-name="T1"><text:s text:c="2"/># SSL configuration. The default is off.</text:span></text:p>
      <text:p text:style-name="Standard"><text:span text:style-name="T1"><text:s text:c="2"/># List of root certificates for HTTPS server verifications</text:span></text:p>
      <text:p text:style-name="Standard"><text:span text:style-name="T1"><text:s text:c="2"/>#ssl.certificate_authorities: ["/etc/pki/root/ca.pem"]</text:span></text:p>
      <text:p text:style-name="P1"/>
      <text:p text:style-name="Standard"><text:span text:style-name="T1"><text:s text:c="2"/># Certificate for SSL client authentication</text:span></text:p>
      <text:p text:style-name="Standard"><text:span text:style-name="T1"><text:s text:c="2"/>#ssl.certificate: "/etc/pki/client/cert.pem"</text:span></text:p>
      <text:p text:style-name="P1"/>
      <text:p text:style-name="Standard"><text:span text:style-name="T1"><text:s text:c="2"/># Client certificate key</text:span></text:p>
      <text:p text:style-name="Standard"><text:span text:style-name="T1"><text:s text:c="2"/>#ssl.key: "/etc/pki/client/cert.key"</text:span></text:p>
      <text:p text:style-name="P1"/>
      <text:p text:style-name="Standard"><text:span text:style-name="T1"><text:s text:c="2"/># Optional passphrase for decrypting the certificate key.</text:span></text:p>
      <text:p text:style-name="Standard"><text:span text:style-name="T1"><text:s text:c="2"/>#ssl.key_passphrase: ''</text:span></text:p>
      <text:p text:style-name="P1"/>
      <text:p text:style-name="Standard"><text:span text:style-name="T1"><text:s text:c="2"/># Configure cipher suites to be used for SSL connections</text:span></text:p>
      <text:p text:style-name="Standard"><text:span text:style-name="T1"><text:s text:c="2"/>#ssl.cipher_suites: []</text:span></text:p>
      <text:p text:style-name="P1"/>
      <text:p text:style-name="Standard"><text:span text:style-name="T1"><text:s text:c="2"/># Configure curve types for ECDHE-based cipher suites</text:span></text:p>
      <text:p text:style-name="Standard"><text:span text:style-name="T1"><text:s text:c="2"/>#ssl.curve_types: []</text:span></text:p>
      <text:p text:style-name="P1"/>
      <text:p text:style-name="Standard"><text:span text:style-name="T1"><text:s text:c="2"/># Configure what types of renegotiation are supported. Valid options are</text:span></text:p>
      <text:p text:style-name="Standard"><text:span text:style-name="T1"><text:s text:c="2"/># never, once, and freely. Default is never.</text:span></text:p>
      <text:p text:style-name="Standard"><text:span text:style-name="T1"><text:s text:c="2"/>#ssl.renegotiation: never</text:span></text:p>
      <text:p text:style-name="P1"/>
      <text:p text:style-name="Standard"><text:span text:style-name="T1"><text:s text:c="2"/>#metrics.period: 10s</text:span></text:p>
      <text:p text:style-name="Standard"><text:span text:style-name="T1"><text:s text:c="2"/>#state.period: 1m</text:span></text:p>
      <text:p text:style-name="P1"/>
      <text:p text:style-name="Standard"><text:span text:style-name="T1">#================================ HTTP Endpoint ======================================</text:span></text:p>
      <text:p text:style-name="Standard"><text:span text:style-name="T1"># Each beat can expose internal metrics through a HTTP endpoint. For security</text:span></text:p>
      <text:p text:style-name="Standard"><text:span text:style-name="T1"># reasons the endpoint is disabled by default. This feature is currently experimental.</text:span></text:p>
      <text:p text:style-name="Standard"><text:span text:style-name="T1"># Stats can be access through http://localhost:5066/stats . For pretty JSON output</text:span></text:p>
      <text:p text:style-name="Standard"><text:span text:style-name="T1"># append ?pretty to the URL.</text:span></text:p>
      <text:p text:style-name="P1"/>
      <text:p text:style-name="Standard"><text:span text:style-name="T1"># Defines if the HTTP endpoint is enabled.</text:span></text:p>
      <text:p text:style-name="Standard"><text:span text:style-name="T1">#http.enabled: false</text:span></text:p>
      <text:p text:style-name="P1"/>
      <text:p text:style-name="Standard"><text:span text:style-name="T1"># The HTTP endpoint will bind to this hostname, IP address, unix socket or named pipe.</text:span></text:p>
      <text:p text:style-name="Standard"><text:span text:style-name="T1"># When using IP addresses, it is recommended to only use localhost.</text:span></text:p>
      <text:p text:style-name="Standard"><text:span text:style-name="T1">#http.host: localhost</text:span></text:p>
      <text:p text:style-name="P1"/>
      <text:p text:style-name="Standard"><text:span text:style-name="T1"># Port on which the HTTP endpoint will bind. Default is 5066.</text:span></text:p>
      <text:p text:style-name="Standard"><text:span text:style-name="T1">#http.port: 5066</text:span></text:p>
      <text:p text:style-name="P1"/>
      <text:p text:style-name="Standard"><text:span text:style-name="T1"># Define which user should be owning the named pipe.</text:span></text:p>
      <text:p text:style-name="Standard"><text:span text:style-name="T1">#http.named_pipe.user:</text:span></text:p>
      <text:p text:style-name="P1"/>
      <text:p text:style-name="Standard"><text:span text:style-name="T1"># Define which the permissions that should be applied to the named pipe, use the Security</text:span></text:p>
      <text:p text:style-name="Standard"><text:span text:style-name="T1"># Descriptor Definition Language (SDDL) to define the permission. This option cannot be used with</text:span></text:p>
      <text:p text:style-name="Standard"><text:span text:style-name="T1"># `http.user`.</text:span></text:p>
      <text:p text:style-name="Standard"><text:span text:style-name="T1">#http.named_pipe.security_descriptor:</text:span></text:p>
      <text:p text:style-name="P1"/>
      <text:p text:style-name="Standard"><text:span text:style-name="T1">#============================= Process Security ================================</text:span></text:p>
      <text:p text:style-name="P1"/>
      <text:p text:style-name="Standard"><text:span text:style-name="T1"># Enable or disable seccomp system call filtering on Linux. Default is enabled.</text:span></text:p>
      <text:p text:style-name="Standard"><text:span text:style-name="T1">#seccomp.enabled: true</text:span></text:p>
      <text:p text:style-name="P1"/>
      <text:p text:style-name="Standard"><text:span text:style-name="T1">#================================= Migration ==================================</text:span></text:p>
      <text:p text:style-name="P1"/>
      <text:p text:style-name="Standard"><text:span text:style-name="T1"># This allows to enable 6.7 migration aliases</text:span></text:p>
      <text:p text:style-name="Standard"><text:span text:style-name="T1">#migration.6_to_7.enabled: false</text:span></text:p>
      <text:p text:style-name="Standard"><text:span text:style-name="T1">root@4a6cdce4bd30:/etc/ansible#</text:span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39:41.553000000</meta:creation-date>
    <dc:date>2021-06-24T15:44:39.864000000</dc:date>
    <meta:editing-duration>PT4M58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29" meta:paragraph-count="1612" meta:word-count="10452" meta:character-count="71078" meta:non-whitespace-character-count="58987"/>
  </office:meta>
</office:document-meta>
</file>